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ink_2.receiver_i.routed_msg_sub.network'.D1:'sink_2.receiver_i.routed_msg_sub.network'.D1 'sink_2.receiver_i.routed_msg_sub.network'.D2:'sink_2.receiver_i.routed_msg_sub.network'.D208 'sink_2.receiver_i.routed_msg_sub.network'.E1:'sink_2.receiver_i.routed_msg_sub.network'.E1 'sink_2.receiver_i.routed_msg_sub.network'.E2:'sink_2.receiver_i.routed_msg_s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7613.02181" calcext:value-type="float">
            <text:p>1442777613.02181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7620.43613" calcext:value-type="float">
            <text:p>1442777620.43613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7.41431832313538" calcext:value-type="float">
            <text:p>7.4143183231</text:p>
          </table:table-cell>
          <table:table-cell table:formula="of:=[.C3]/([.D3]-[.D2])" office:value-type="float" office:value="8852.06126033249" calcext:value-type="float">
            <text:p>8852.0612603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7620.60105" calcext:value-type="float">
            <text:p>1442777620.60105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7.57923698425293" calcext:value-type="float">
            <text:p>7.5792369843</text:p>
          </table:table-cell>
          <table:table-cell table:formula="of:=[.C4]/([.D4]-[.D3])" office:value-type="float" office:value="397965.879393222" calcext:value-type="float">
            <text:p>397965.879393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7625.22844" calcext:value-type="float">
            <text:p>1442777625.22844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2.2066287994385" calcext:value-type="float">
            <text:p>12.2066287994</text:p>
          </table:table-cell>
          <table:table-cell table:formula="of:=[.C5]/([.D5]-[.D4])" office:value-type="float" office:value="14183.3677849837" calcext:value-type="float">
            <text:p>14183.36778498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7626.63311" calcext:value-type="float">
            <text:p>1442777626.63311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3.6112987995148" calcext:value-type="float">
            <text:p>13.6112987995</text:p>
          </table:table-cell>
          <table:table-cell table:formula="of:=[.C6]/([.D6]-[.D5])" office:value-type="float" office:value="46724.1416107949" calcext:value-type="float">
            <text:p>46724.1416107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7626.79453" calcext:value-type="float">
            <text:p>1442777626.79453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3.7727134227753" calcext:value-type="float">
            <text:p>13.7727134228</text:p>
          </table:table-cell>
          <table:table-cell table:formula="of:=[.C7]/([.D7]-[.D6])" office:value-type="float" office:value="406605.044042882" calcext:value-type="float">
            <text:p>406605.044042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7627.07562" calcext:value-type="float">
            <text:p>1442777627.07562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14.0538060665131" calcext:value-type="float">
            <text:p>14.0538060665</text:p>
          </table:table-cell>
          <table:table-cell table:formula="of:=[.C8]/([.D8]-[.D7])" office:value-type="float" office:value="233488.856653333" calcext:value-type="float">
            <text:p>233488.85665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7630.02756" calcext:value-type="float">
            <text:p>1442777630.02756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17.0057466030121" calcext:value-type="float">
            <text:p>17.005746603</text:p>
          </table:table-cell>
          <table:table-cell table:formula="of:=[.C9]/([.D9]-[.D8])" office:value-type="float" office:value="22233.5101904996" calcext:value-type="float">
            <text:p>22233.5101904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7630.0551" calcext:value-type="float">
            <text:p>1442777630.0551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7.033282995224" calcext:value-type="float">
            <text:p>17.0332829952</text:p>
          </table:table-cell>
          <table:table-cell table:formula="of:=[.C10]/([.D10]-[.D9])" office:value-type="float" office:value="2383464.01717808" calcext:value-type="float">
            <text:p>2383464.017178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7630.08266" calcext:value-type="float">
            <text:p>1442777630.08266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17.0608487129211" calcext:value-type="float">
            <text:p>17.0608487129</text:p>
          </table:table-cell>
          <table:table-cell table:formula="of:=[.C11]/([.D11]-[.D10])" office:value-type="float" office:value="2380928.39522916" calcext:value-type="float">
            <text:p>2380928.39522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7630.11021" calcext:value-type="float">
            <text:p>1442777630.11021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17.0883934497833" calcext:value-type="float">
            <text:p>17.0883934498</text:p>
          </table:table-cell>
          <table:table-cell table:formula="of:=[.C12]/([.D12]-[.D11])" office:value-type="float" office:value="2382741.9491565" calcext:value-type="float">
            <text:p>2382741.9491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7630.13775" calcext:value-type="float">
            <text:p>1442777630.13775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17.1159360408783" calcext:value-type="float">
            <text:p>17.1159360409</text:p>
          </table:table-cell>
          <table:table-cell table:formula="of:=[.C13]/([.D13]-[.D12])" office:value-type="float" office:value="2382927.5820017" calcext:value-type="float">
            <text:p>2382927.5820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7630.16528" calcext:value-type="float">
            <text:p>1442777630.16528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17.1434726715088" calcext:value-type="float">
            <text:p>17.1434726715</text:p>
          </table:table-cell>
          <table:table-cell table:formula="of:=[.C14]/([.D14]-[.D13])" office:value-type="float" office:value="2383443.38058997" calcext:value-type="float">
            <text:p>2383443.380589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7630.1928" calcext:value-type="float">
            <text:p>1442777630.1928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17.1709837913513" calcext:value-type="float">
            <text:p>17.1709837914</text:p>
          </table:table-cell>
          <table:table-cell table:formula="of:=[.C15]/([.D15]-[.D14])" office:value-type="float" office:value="2385653.52394488" calcext:value-type="float">
            <text:p>2385653.523944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7630.2203" calcext:value-type="float">
            <text:p>1442777630.2203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7.1984884738922" calcext:value-type="float">
            <text:p>17.1984884739</text:p>
          </table:table-cell>
          <table:table-cell table:formula="of:=[.C16]/([.D16]-[.D15])" office:value-type="float" office:value="2386211.87146659" calcext:value-type="float">
            <text:p>2386211.871466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7630.24784" calcext:value-type="float">
            <text:p>1442777630.24784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7.2260236740112" calcext:value-type="float">
            <text:p>17.226023674</text:p>
          </table:table-cell>
          <table:table-cell table:formula="of:=[.C17]/([.D17]-[.D16])" office:value-type="float" office:value="2383567.20547921" calcext:value-type="float">
            <text:p>2383567.205479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7630.27537" calcext:value-type="float">
            <text:p>1442777630.27537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7.2535562515259" calcext:value-type="float">
            <text:p>17.2535562515</text:p>
          </table:table-cell>
          <table:table-cell table:formula="of:=[.C18]/([.D18]-[.D17])" office:value-type="float" office:value="2383794.25119501" calcext:value-type="float">
            <text:p>2383794.251195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7630.3029" calcext:value-type="float">
            <text:p>1442777630.3029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7.2810928821564" calcext:value-type="float">
            <text:p>17.2810928822</text:p>
          </table:table-cell>
          <table:table-cell table:formula="of:=[.C19]/([.D19]-[.D18])" office:value-type="float" office:value="2383443.38058997" calcext:value-type="float">
            <text:p>2383443.380589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7630.33045" calcext:value-type="float">
            <text:p>1442777630.33045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7.3086342811584" calcext:value-type="float">
            <text:p>17.3086342812</text:p>
          </table:table-cell>
          <table:table-cell table:formula="of:=[.C20]/([.D20]-[.D19])" office:value-type="float" office:value="2383030.72385883" calcext:value-type="float">
            <text:p>2383030.723858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7630.35796" calcext:value-type="float">
            <text:p>1442777630.35796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7.3361494541168" calcext:value-type="float">
            <text:p>17.3361494541</text:p>
          </table:table-cell>
          <table:table-cell table:formula="of:=[.C21]/([.D21]-[.D20])" office:value-type="float" office:value="2385302.10583413" calcext:value-type="float">
            <text:p>2385302.10583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7630.38548" calcext:value-type="float">
            <text:p>1442777630.38548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7.3636698722839" calcext:value-type="float">
            <text:p>17.3636698723</text:p>
          </table:table-cell>
          <table:table-cell table:formula="of:=[.C22]/([.D22]-[.D21])" office:value-type="float" office:value="2384847.48311083" calcext:value-type="float">
            <text:p>2384847.483110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7630.41301" calcext:value-type="float">
            <text:p>1442777630.41301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7.3912029266357" calcext:value-type="float">
            <text:p>17.3912029266</text:p>
          </table:table-cell>
          <table:table-cell table:formula="of:=[.C23]/([.D23]-[.D22])" office:value-type="float" office:value="2383752.96693857" calcext:value-type="float">
            <text:p>2383752.966938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7630.44053" calcext:value-type="float">
            <text:p>1442777630.44053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7.4187178611755" calcext:value-type="float">
            <text:p>17.4187178612</text:p>
          </table:table-cell>
          <table:table-cell table:formula="of:=[.C24]/([.D24]-[.D23])" office:value-type="float" office:value="2385322.77462177" calcext:value-type="float">
            <text:p>2385322.774621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7630.46806" calcext:value-type="float">
            <text:p>1442777630.46806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7.4462454319" calcext:value-type="float">
            <text:p>17.4462454319</text:p>
          </table:table-cell>
          <table:table-cell table:formula="of:=[.C25]/([.D25]-[.D24])" office:value-type="float" office:value="2384227.82223993" calcext:value-type="float">
            <text:p>2384227.822239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7630.49557" calcext:value-type="float">
            <text:p>1442777630.49557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7.4737601280212" calcext:value-type="float">
            <text:p>17.473760128</text:p>
          </table:table-cell>
          <table:table-cell table:formula="of:=[.C26]/([.D26]-[.D25])" office:value-type="float" office:value="2385343.4437676" calcext:value-type="float">
            <text:p>2385343.44376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7630.52307" calcext:value-type="float">
            <text:p>1442777630.52307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7.5012564659119" calcext:value-type="float">
            <text:p>17.5012564659</text:p>
          </table:table-cell>
          <table:table-cell table:formula="of:=[.C27]/([.D27]-[.D26])" office:value-type="float" office:value="2386936.04439512" calcext:value-type="float">
            <text:p>2386936.044395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7630.55058" calcext:value-type="float">
            <text:p>1442777630.55058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7.5287697315216" calcext:value-type="float">
            <text:p>17.5287697315</text:p>
          </table:table-cell>
          <table:table-cell table:formula="of:=[.C28]/([.D28]-[.D27])" office:value-type="float" office:value="2385467.46616522" calcext:value-type="float">
            <text:p>2385467.466165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7630.57811" calcext:value-type="float">
            <text:p>1442777630.57811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7.5562937259674" calcext:value-type="float">
            <text:p>17.556293726</text:p>
          </table:table-cell>
          <table:table-cell table:formula="of:=[.C29]/([.D29]-[.D28])" office:value-type="float" office:value="2384537.61241814" calcext:value-type="float">
            <text:p>2384537.612418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7630.60564" calcext:value-type="float">
            <text:p>1442777630.60564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7.5838308334351" calcext:value-type="float">
            <text:p>17.5838308334</text:p>
          </table:table-cell>
          <table:table-cell table:formula="of:=[.C30]/([.D30]-[.D29])" office:value-type="float" office:value="2383402.10848579" calcext:value-type="float">
            <text:p>2383402.108485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7630.63317" calcext:value-type="float">
            <text:p>1442777630.63317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7.6113605499268" calcext:value-type="float">
            <text:p>17.6113605499</text:p>
          </table:table-cell>
          <table:table-cell table:formula="of:=[.C31]/([.D31]-[.D30])" office:value-type="float" office:value="2384041.9867669" calcext:value-type="float">
            <text:p>2384041.98676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7630.66072" calcext:value-type="float">
            <text:p>1442777630.66072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7.638908624649" calcext:value-type="float">
            <text:p>17.6389086246</text:p>
          </table:table-cell>
          <table:table-cell table:formula="of:=[.C32]/([.D32]-[.D31])" office:value-type="float" office:value="2382453.2444329" calcext:value-type="float">
            <text:p>2382453.24443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7630.68826" calcext:value-type="float">
            <text:p>1442777630.68826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7.6664509773254" calcext:value-type="float">
            <text:p>17.6664509773</text:p>
          </table:table-cell>
          <table:table-cell table:formula="of:=[.C33]/([.D33]-[.D32])" office:value-type="float" office:value="2382948.20965885" calcext:value-type="float">
            <text:p>2382948.20965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7630.7158" calcext:value-type="float">
            <text:p>1442777630.7158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7.6939916610718" calcext:value-type="float">
            <text:p>17.6939916611</text:p>
          </table:table-cell>
          <table:table-cell table:formula="of:=[.C34]/([.D34]-[.D33])" office:value-type="float" office:value="2383092.613259" calcext:value-type="float">
            <text:p>2383092.6132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7630.74332" calcext:value-type="float">
            <text:p>1442777630.74332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7.7215030193329" calcext:value-type="float">
            <text:p>17.7215030193</text:p>
          </table:table-cell>
          <table:table-cell table:formula="of:=[.C35]/([.D35]-[.D34])" office:value-type="float" office:value="2385632.849425" calcext:value-type="float">
            <text:p>2385632.8494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7630.77081" calcext:value-type="float">
            <text:p>1442777630.77081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7.748993396759" calcext:value-type="float">
            <text:p>17.7489933968</text:p>
          </table:table-cell>
          <table:table-cell table:formula="of:=[.C36]/([.D36]-[.D35])" office:value-type="float" office:value="2387453.57994155" calcext:value-type="float">
            <text:p>2387453.579941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7630.79831" calcext:value-type="float">
            <text:p>1442777630.79831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7.7765026092529" calcext:value-type="float">
            <text:p>17.7765026093</text:p>
          </table:table-cell>
          <table:table-cell table:formula="of:=[.C37]/([.D37]-[.D36])" office:value-type="float" office:value="2385818.93300515" calcext:value-type="float">
            <text:p>2385818.933005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7630.82583" calcext:value-type="float">
            <text:p>1442777630.82583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7.80402135849" calcext:value-type="float">
            <text:p>17.8040213585</text:p>
          </table:table-cell>
          <table:table-cell table:formula="of:=[.C38]/([.D38]-[.D37])" office:value-type="float" office:value="2384992.11699676" calcext:value-type="float">
            <text:p>2384992.116996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7630.85334" calcext:value-type="float">
            <text:p>1442777630.85334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7.8315286636353" calcext:value-type="float">
            <text:p>17.8315286636</text:p>
          </table:table-cell>
          <table:table-cell table:formula="of:=[.C39]/([.D39]-[.D38])" office:value-type="float" office:value="2385984.36500425" calcext:value-type="float">
            <text:p>2385984.365004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7630.96988" calcext:value-type="float">
            <text:p>1442777630.96988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7.9480645656586" calcext:value-type="float">
            <text:p>17.9480645657</text:p>
          </table:table-cell>
          <table:table-cell table:formula="of:=[.C40]/([.D40]-[.D39])" office:value-type="float" office:value="563191.247164921" calcext:value-type="float">
            <text:p>563191.2471649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7631.00691" calcext:value-type="float">
            <text:p>1442777631.00691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7.9850995540619" calcext:value-type="float">
            <text:p>17.9850995541</text:p>
          </table:table-cell>
          <table:table-cell table:formula="of:=[.C41]/([.D41]-[.D40])" office:value-type="float" office:value="1772162.02379358" calcext:value-type="float">
            <text:p>1772162.023793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7631.17071" calcext:value-type="float">
            <text:p>1442777631.17071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8.1489012241364" calcext:value-type="float">
            <text:p>18.1489012241</text:p>
          </table:table-cell>
          <table:table-cell table:formula="of:=[.C42]/([.D42]-[.D41])" office:value-type="float" office:value="400679.675427999" calcext:value-type="float">
            <text:p>400679.6754279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7631.208" calcext:value-type="float">
            <text:p>1442777631.208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8.186190366745" calcext:value-type="float">
            <text:p>18.1861903667</text:p>
          </table:table-cell>
          <table:table-cell table:formula="of:=[.C43]/([.D43]-[.D42])" office:value-type="float" office:value="1760083.37571131" calcext:value-type="float">
            <text:p>1760083.375711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7631.27155" calcext:value-type="float">
            <text:p>1442777631.27155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8.2497408390045" calcext:value-type="float">
            <text:p>18.249740839</text:p>
          </table:table-cell>
          <table:table-cell table:formula="of:=[.C44]/([.D44]-[.D43])" office:value-type="float" office:value="1032753.93032452" calcext:value-type="float">
            <text:p>1032753.930324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7631.4088" calcext:value-type="float">
            <text:p>1442777631.4088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8.3869922161102" calcext:value-type="float">
            <text:p>18.3869922161</text:p>
          </table:table-cell>
          <table:table-cell table:formula="of:=[.C45]/([.D45]-[.D44])" office:value-type="float" office:value="478188.280394807" calcext:value-type="float">
            <text:p>478188.2803948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7631.47246" calcext:value-type="float">
            <text:p>1442777631.47246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8.4506430625916" calcext:value-type="float">
            <text:p>18.4506430626</text:p>
          </table:table-cell>
          <table:table-cell table:formula="of:=[.C46]/([.D46]-[.D45])" office:value-type="float" office:value="1031125.32869862" calcext:value-type="float">
            <text:p>1031125.328698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7631.5733" calcext:value-type="float">
            <text:p>1442777631.5733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8.5514924526215" calcext:value-type="float">
            <text:p>18.5514924526</text:p>
          </table:table-cell>
          <table:table-cell table:formula="of:=[.C47]/([.D47]-[.D46])" office:value-type="float" office:value="650792.235635105" calcext:value-type="float">
            <text:p>650792.2356351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7631.67339" calcext:value-type="float">
            <text:p>1442777631.67339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8.6515781879425" calcext:value-type="float">
            <text:p>18.6515781879</text:p>
          </table:table-cell>
          <table:table-cell table:formula="of:=[.C48]/([.D48]-[.D47])" office:value-type="float" office:value="655757.783958646" calcext:value-type="float">
            <text:p>655757.7839586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7631.77446" calcext:value-type="float">
            <text:p>1442777631.77446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8.7526445388794" calcext:value-type="float">
            <text:p>18.7526445389</text:p>
          </table:table-cell>
          <table:table-cell table:formula="of:=[.C49]/([.D49]-[.D48])" office:value-type="float" office:value="649395.168536198" calcext:value-type="float">
            <text:p>649395.1685361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7631.83785" calcext:value-type="float">
            <text:p>1442777631.83785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8.8160393238068" calcext:value-type="float">
            <text:p>18.8160393238</text:p>
          </table:table-cell>
          <table:table-cell table:formula="of:=[.C50]/([.D50]-[.D49])" office:value-type="float" office:value="1035290.20683949" calcext:value-type="float">
            <text:p>1035290.206839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7631.97553" calcext:value-type="float">
            <text:p>1442777631.97553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8.9537129402161" calcext:value-type="float">
            <text:p>18.9537129402</text:p>
          </table:table-cell>
          <table:table-cell table:formula="of:=[.C51]/([.D51]-[.D50])" office:value-type="float" office:value="476721.696660288" calcext:value-type="float">
            <text:p>476721.6966602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7632.0754" calcext:value-type="float">
            <text:p>1442777632.0754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9.0535905361176" calcext:value-type="float">
            <text:p>19.0535905361</text:p>
          </table:table-cell>
          <table:table-cell table:formula="of:=[.C52]/([.D52]-[.D51])" office:value-type="float" office:value="657124.347133203" calcext:value-type="float">
            <text:p>657124.3471332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7632.17653" calcext:value-type="float">
            <text:p>1442777632.17653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9.1547181606293" calcext:value-type="float">
            <text:p>19.1547181606</text:p>
          </table:table-cell>
          <table:table-cell table:formula="of:=[.C53]/([.D53]-[.D52])" office:value-type="float" office:value="649001.697774425" calcext:value-type="float">
            <text:p>649001.6977744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7632.27635" calcext:value-type="float">
            <text:p>1442777632.27635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9.2545402050018" calcext:value-type="float">
            <text:p>19.254540205</text:p>
          </table:table-cell>
          <table:table-cell table:formula="of:=[.C54]/([.D54]-[.D53])" office:value-type="float" office:value="657490.040526985" calcext:value-type="float">
            <text:p>657490.0405269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7632.37738" calcext:value-type="float">
            <text:p>1442777632.37738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9.3555655479431" calcext:value-type="float">
            <text:p>19.3555655479</text:p>
          </table:table-cell>
          <table:table-cell table:formula="of:=[.C55]/([.D55]-[.D54])" office:value-type="float" office:value="649658.769662829" calcext:value-type="float">
            <text:p>649658.7696628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7632.41315" calcext:value-type="float">
            <text:p>1442777632.41315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9.3913350105286" calcext:value-type="float">
            <text:p>19.3913350105</text:p>
          </table:table-cell>
          <table:table-cell table:formula="of:=[.C56]/([.D56]-[.D55])" office:value-type="float" office:value="1834861.22675767" calcext:value-type="float">
            <text:p>1834861.226757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7632.47805" calcext:value-type="float">
            <text:p>1442777632.47805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9.4562377929687" calcext:value-type="float">
            <text:p>19.456237793</text:p>
          </table:table-cell>
          <table:table-cell table:formula="of:=[.C57]/([.D57]-[.D56])" office:value-type="float" office:value="1011235.53617268" calcext:value-type="float">
            <text:p>1011235.536172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7632.61387" calcext:value-type="float">
            <text:p>1442777632.61387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9.5920536518097" calcext:value-type="float">
            <text:p>19.5920536518</text:p>
          </table:table-cell>
          <table:table-cell table:formula="of:=[.C58]/([.D58]-[.D57])" office:value-type="float" office:value="483242.535592721" calcext:value-type="float">
            <text:p>483242.5355927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7632.67895" calcext:value-type="float">
            <text:p>1442777632.67895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9.6571407318115" calcext:value-type="float">
            <text:p>19.6571407318</text:p>
          </table:table-cell>
          <table:table-cell table:formula="of:=[.C59]/([.D59]-[.D58])" office:value-type="float" office:value="1008372.1684573" calcext:value-type="float">
            <text:p>1008372.16845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7632.77938" calcext:value-type="float">
            <text:p>1442777632.77938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9.7575652599335" calcext:value-type="float">
            <text:p>19.7575652599</text:p>
          </table:table-cell>
          <table:table-cell table:formula="of:=[.C60]/([.D60]-[.D59])" office:value-type="float" office:value="653545.515496984" calcext:value-type="float">
            <text:p>653545.5154969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7632.8145" calcext:value-type="float">
            <text:p>1442777632.8145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9.7926881313324" calcext:value-type="float">
            <text:p>19.7926881313</text:p>
          </table:table-cell>
          <table:table-cell table:formula="of:=[.C61]/([.D61]-[.D60])" office:value-type="float" office:value="1868639.93135844" calcext:value-type="float">
            <text:p>1868639.931358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7632.87994" calcext:value-type="float">
            <text:p>1442777632.87994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9.8581318855286" calcext:value-type="float">
            <text:p>19.8581318855</text:p>
          </table:table-cell>
          <table:table-cell table:formula="of:=[.C62]/([.D62]-[.D61])" office:value-type="float" office:value="1002876.45178895" calcext:value-type="float">
            <text:p>1002876.451788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7632.96599" calcext:value-type="float">
            <text:p>1442777632.96599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9.9441742897034" calcext:value-type="float">
            <text:p>19.9441742897</text:p>
          </table:table-cell>
          <table:table-cell table:formula="of:=[.C63]/([.D63]-[.D62])" office:value-type="float" office:value="762786.682095276" calcext:value-type="float">
            <text:p>762786.6820952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7633.0808" calcext:value-type="float">
            <text:p>1442777633.0808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20.0589838027954" calcext:value-type="float">
            <text:p>20.0589838028</text:p>
          </table:table-cell>
          <table:table-cell table:formula="of:=[.C64]/([.D64]-[.D63])" office:value-type="float" office:value="571659.945525453" calcext:value-type="float">
            <text:p>571659.9455254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7633.11872" calcext:value-type="float">
            <text:p>1442777633.11872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20.0969080924988" calcext:value-type="float">
            <text:p>20.0969080925</text:p>
          </table:table-cell>
          <table:table-cell table:formula="of:=[.C65]/([.D65]-[.D64])" office:value-type="float" office:value="1730605.91281606" calcext:value-type="float">
            <text:p>1730605.912816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7633.16689" calcext:value-type="float">
            <text:p>1442777633.16689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20.1450824737549" calcext:value-type="float">
            <text:p>20.1450824738</text:p>
          </table:table-cell>
          <table:table-cell table:formula="of:=[.C66]/([.D66]-[.D65])" office:value-type="float" office:value="1362383.87061141" calcext:value-type="float">
            <text:p>1362383.870611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7633.26194" calcext:value-type="float">
            <text:p>1442777633.26194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20.2401242256165" calcext:value-type="float">
            <text:p>20.2401242256</text:p>
          </table:table-cell>
          <table:table-cell table:formula="of:=[.C67]/([.D67]-[.D66])" office:value-type="float" office:value="690559.661564242" calcext:value-type="float">
            <text:p>690559.6615642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7633.3198" calcext:value-type="float">
            <text:p>1442777633.3198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20.2979910373688" calcext:value-type="float">
            <text:p>20.2979910374</text:p>
          </table:table-cell>
          <table:table-cell table:formula="of:=[.C68]/([.D68]-[.D67])" office:value-type="float" office:value="1134190.70469818" calcext:value-type="float">
            <text:p>1134190.704698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7633.36779" calcext:value-type="float">
            <text:p>1442777633.36779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20.3459734916687" calcext:value-type="float">
            <text:p>20.3459734917</text:p>
          </table:table-cell>
          <table:table-cell table:formula="of:=[.C69]/([.D69]-[.D68])" office:value-type="float" office:value="1367833.32485975" calcext:value-type="float">
            <text:p>1367833.324859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7633.46267" calcext:value-type="float">
            <text:p>1442777633.46267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20.4408619403839" calcext:value-type="float">
            <text:p>20.4408619404</text:p>
          </table:table-cell>
          <table:table-cell table:formula="of:=[.C70]/([.D70]-[.D69])" office:value-type="float" office:value="691675.339713712" calcext:value-type="float">
            <text:p>691675.3397137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7633.52055" calcext:value-type="float">
            <text:p>1442777633.52055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20.4987418651581" calcext:value-type="float">
            <text:p>20.4987418652</text:p>
          </table:table-cell>
          <table:table-cell table:formula="of:=[.C71]/([.D71]-[.D70])" office:value-type="float" office:value="1133933.74742756" calcext:value-type="float">
            <text:p>1133933.747427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7633.56834" calcext:value-type="float">
            <text:p>1442777633.56834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20.5465288162231" calcext:value-type="float">
            <text:p>20.5465288162</text:p>
          </table:table-cell>
          <table:table-cell table:formula="of:=[.C72]/([.D72]-[.D71])" office:value-type="float" office:value="1373429.32614889" calcext:value-type="float">
            <text:p>1373429.326148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7633.66352" calcext:value-type="float">
            <text:p>1442777633.66352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20.6417090892792" calcext:value-type="float">
            <text:p>20.6417090893</text:p>
          </table:table-cell>
          <table:table-cell table:formula="of:=[.C73]/([.D73]-[.D72])" office:value-type="float" office:value="689554.651323222" calcext:value-type="float">
            <text:p>689554.6513232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7633.70197" calcext:value-type="float">
            <text:p>1442777633.70197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20.6801588535309" calcext:value-type="float">
            <text:p>20.6801588535</text:p>
          </table:table-cell>
          <table:table-cell table:formula="of:=[.C74]/([.D74]-[.D73])" office:value-type="float" office:value="1706954.54906678" calcext:value-type="float">
            <text:p>1706954.549066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7633.81915" calcext:value-type="float">
            <text:p>1442777633.81915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20.7973341941833" calcext:value-type="float">
            <text:p>20.7973341942</text:p>
          </table:table-cell>
          <table:table-cell table:formula="of:=[.C75]/([.D75]-[.D74])" office:value-type="float" office:value="560117.851030279" calcext:value-type="float">
            <text:p>560117.8510302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7633.86454" calcext:value-type="float">
            <text:p>1442777633.86454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20.8427288532257" calcext:value-type="float">
            <text:p>20.8427288532</text:p>
          </table:table-cell>
          <table:table-cell table:formula="of:=[.C76]/([.D76]-[.D75])" office:value-type="float" office:value="1445808.85471037" calcext:value-type="float">
            <text:p>1445808.854710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7633.90297" calcext:value-type="float">
            <text:p>1442777633.90297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20.881160736084" calcext:value-type="float">
            <text:p>20.8811607361</text:p>
          </table:table-cell>
          <table:table-cell table:formula="of:=[.C77]/([.D77]-[.D76])" office:value-type="float" office:value="1707748.75230621" calcext:value-type="float">
            <text:p>1707748.752306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7634.0204" calcext:value-type="float">
            <text:p>1442777634.0204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20.9985911846161" calcext:value-type="float">
            <text:p>20.9985911846</text:p>
          </table:table-cell>
          <table:table-cell table:formula="of:=[.C78]/([.D78]-[.D77])" office:value-type="float" office:value="558901.041598736" calcext:value-type="float">
            <text:p>558901.0415987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7634.06548" calcext:value-type="float">
            <text:p>1442777634.06548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21.0436682701111" calcext:value-type="float">
            <text:p>21.0436682701</text:p>
          </table:table-cell>
          <table:table-cell table:formula="of:=[.C79]/([.D79]-[.D78])" office:value-type="float" office:value="1455994.75385974" calcext:value-type="float">
            <text:p>1455994.753859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7634.1234" calcext:value-type="float">
            <text:p>1442777634.1234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21.1015872955322" calcext:value-type="float">
            <text:p>21.1015872955</text:p>
          </table:table-cell>
          <table:table-cell table:formula="of:=[.C80]/([.D80]-[.D79])" office:value-type="float" office:value="1133168.23829087" calcext:value-type="float">
            <text:p>1133168.238290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7634.16017" calcext:value-type="float">
            <text:p>1442777634.16017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21.1383545398712" calcext:value-type="float">
            <text:p>21.1383545399</text:p>
          </table:table-cell>
          <table:table-cell table:formula="of:=[.C81]/([.D81]-[.D80])" office:value-type="float" office:value="1785067.14821708" calcext:value-type="float">
            <text:p>1785067.148217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7634.23665" calcext:value-type="float">
            <text:p>1442777634.23665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21.2148334980011" calcext:value-type="float">
            <text:p>21.214833498</text:p>
          </table:table-cell>
          <table:table-cell table:formula="of:=[.C82]/([.D82]-[.D81])" office:value-type="float" office:value="858170.686485273" calcext:value-type="float">
            <text:p>858170.6864852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7634.30396" calcext:value-type="float">
            <text:p>1442777634.30396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21.2821500301361" calcext:value-type="float">
            <text:p>21.2821500301</text:p>
          </table:table-cell>
          <table:table-cell table:formula="of:=[.C83]/([.D83]-[.D82])" office:value-type="float" office:value="974975.951945485" calcext:value-type="float">
            <text:p>974975.951945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7634.38481" calcext:value-type="float">
            <text:p>1442777634.38481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21.3629996776581" calcext:value-type="float">
            <text:p>21.3629996777</text:p>
          </table:table-cell>
          <table:table-cell table:formula="of:=[.C84]/([.D84]-[.D83])" office:value-type="float" office:value="811778.430847989" calcext:value-type="float">
            <text:p>811778.4308479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7634.46523" calcext:value-type="float">
            <text:p>1442777634.46523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21.4434132575989" calcext:value-type="float">
            <text:p>21.4434132576</text:p>
          </table:table-cell>
          <table:table-cell table:formula="of:=[.C85]/([.D85]-[.D84])" office:value-type="float" office:value="816180.551199452" calcext:value-type="float">
            <text:p>816180.5511994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7634.53241" calcext:value-type="float">
            <text:p>1442777634.53241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21.5105998516083" calcext:value-type="float">
            <text:p>21.5105998516</text:p>
          </table:table-cell>
          <table:table-cell table:formula="of:=[.C86]/([.D86]-[.D85])" office:value-type="float" office:value="976861.544593525" calcext:value-type="float">
            <text:p>976861.5445935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7634.6131" calcext:value-type="float">
            <text:p>1442777634.6131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21.5912845134735" calcext:value-type="float">
            <text:p>21.5912845135</text:p>
          </table:table-cell>
          <table:table-cell table:formula="of:=[.C87]/([.D87]-[.D86])" office:value-type="float" office:value="813438.372086426" calcext:value-type="float">
            <text:p>813438.3720864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7634.69353" calcext:value-type="float">
            <text:p>1442777634.69353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21.6717188358307" calcext:value-type="float">
            <text:p>21.6717188358</text:p>
          </table:table-cell>
          <table:table-cell table:formula="of:=[.C88]/([.D88]-[.D87])" office:value-type="float" office:value="815970.074423623" calcext:value-type="float">
            <text:p>815970.0744236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7634.76094" calcext:value-type="float">
            <text:p>1442777634.76094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21.7391228675842" calcext:value-type="float">
            <text:p>21.7391228676</text:p>
          </table:table-cell>
          <table:table-cell table:formula="of:=[.C89]/([.D89]-[.D88])" office:value-type="float" office:value="973710.300297475" calcext:value-type="float">
            <text:p>973710.3002974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7634.84158" calcext:value-type="float">
            <text:p>1442777634.84158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21.8197686672211" calcext:value-type="float">
            <text:p>21.8197686672</text:p>
          </table:table-cell>
          <table:table-cell table:formula="of:=[.C90]/([.D90]-[.D89])" office:value-type="float" office:value="813830.358128383" calcext:value-type="float">
            <text:p>813830.3581283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7634.92237" calcext:value-type="float">
            <text:p>1442777634.92237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21.9005553722382" calcext:value-type="float">
            <text:p>21.9005553722</text:p>
          </table:table-cell>
          <table:table-cell table:formula="of:=[.C91]/([.D91]-[.D90])" office:value-type="float" office:value="812410.903330146" calcext:value-type="float">
            <text:p>812410.9033301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7634.98946" calcext:value-type="float">
            <text:p>1442777634.98946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21.967648267746" calcext:value-type="float">
            <text:p>21.9676482677</text:p>
          </table:table-cell>
          <table:table-cell table:formula="of:=[.C92]/([.D92]-[.D91])" office:value-type="float" office:value="978225.779395042" calcext:value-type="float">
            <text:p>978225.7793950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7635.07023" calcext:value-type="float">
            <text:p>1442777635.07023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22.0484180450439" calcext:value-type="float">
            <text:p>22.048418045</text:p>
          </table:table-cell>
          <table:table-cell table:formula="of:=[.C93]/([.D93]-[.D92])" office:value-type="float" office:value="812581.168298536" calcext:value-type="float">
            <text:p>812581.1682985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7635.1242" calcext:value-type="float">
            <text:p>1442777635.1242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22.1023919582367" calcext:value-type="float">
            <text:p>22.1023919582</text:p>
          </table:table-cell>
          <table:table-cell table:formula="of:=[.C94]/([.D94]-[.D93])" office:value-type="float" office:value="1215994.8411674" calcext:value-type="float">
            <text:p>1215994.84116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7635.1643" calcext:value-type="float">
            <text:p>1442777635.1643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22.1424853801727" calcext:value-type="float">
            <text:p>22.1424853802</text:p>
          </table:table-cell>
          <table:table-cell table:formula="of:=[.C95]/([.D95]-[.D94])" office:value-type="float" office:value="1636976.7615423" calcext:value-type="float">
            <text:p>1636976.76154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7635.22835" calcext:value-type="float">
            <text:p>1442777635.22835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22.2065348625183" calcext:value-type="float">
            <text:p>22.2065348625</text:p>
          </table:table-cell>
          <table:table-cell table:formula="of:=[.C96]/([.D96]-[.D95])" office:value-type="float" office:value="1024707.73527693" calcext:value-type="float">
            <text:p>1024707.735276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7635.28445" calcext:value-type="float">
            <text:p>1442777635.28445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22.2626411914825" calcext:value-type="float">
            <text:p>22.2626411915</text:p>
          </table:table-cell>
          <table:table-cell table:formula="of:=[.C97]/([.D97]-[.D96])" office:value-type="float" office:value="1169778.90394217" calcext:value-type="float">
            <text:p>1169778.903942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7635.33939" calcext:value-type="float">
            <text:p>1442777635.33939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22.317581653595" calcext:value-type="float">
            <text:p>22.3175816536</text:p>
          </table:table-cell>
          <table:table-cell table:formula="of:=[.C98]/([.D98]-[.D97])" office:value-type="float" office:value="1194602.25626961" calcext:value-type="float">
            <text:p>1194602.256269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7635.40548" calcext:value-type="float">
            <text:p>1442777635.40548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22.3836719989777" calcext:value-type="float">
            <text:p>22.383671999</text:p>
          </table:table-cell>
          <table:table-cell table:formula="of:=[.C99]/([.D99]-[.D98])" office:value-type="float" office:value="993064.866282111" calcext:value-type="float">
            <text:p>993064.8662821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7635.47144" calcext:value-type="float">
            <text:p>1442777635.47144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22.4496326446533" calcext:value-type="float">
            <text:p>22.4496326447</text:p>
          </table:table-cell>
          <table:table-cell table:formula="of:=[.C100]/([.D100]-[.D99])" office:value-type="float" office:value="995017.549141723" calcext:value-type="float">
            <text:p>995017.5491417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7635.52656" calcext:value-type="float">
            <text:p>1442777635.52656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22.5047454833984" calcext:value-type="float">
            <text:p>22.5047454834</text:p>
          </table:table-cell>
          <table:table-cell table:formula="of:=[.C101]/([.D101]-[.D100])" office:value-type="float" office:value="1190865.89430697" calcext:value-type="float">
            <text:p>1190865.894306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7635.59245" calcext:value-type="float">
            <text:p>1442777635.59245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22.5706419944763" calcext:value-type="float">
            <text:p>22.5706419945</text:p>
          </table:table-cell>
          <table:table-cell table:formula="of:=[.C102]/([.D102]-[.D101])" office:value-type="float" office:value="995985.962328594" calcext:value-type="float">
            <text:p>995985.9623285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7635.65849" calcext:value-type="float">
            <text:p>1442777635.65849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22.6366784572601" calcext:value-type="float">
            <text:p>22.6366784573</text:p>
          </table:table-cell>
          <table:table-cell table:formula="of:=[.C103]/([.D103]-[.D102])" office:value-type="float" office:value="993875.159771389" calcext:value-type="float">
            <text:p>993875.15977138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7635.71194" calcext:value-type="float">
            <text:p>1442777635.71194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22.6901299953461" calcext:value-type="float">
            <text:p>22.6901299953</text:p>
          </table:table-cell>
          <table:table-cell table:formula="of:=[.C104]/([.D104]-[.D103])" office:value-type="float" office:value="1227878.60462461" calcext:value-type="float">
            <text:p>1227878.604624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7640.36663" calcext:value-type="float">
            <text:p>1442777640.36663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7.3448143005371" calcext:value-type="float">
            <text:p>27.3448143005</text:p>
          </table:table-cell>
          <table:table-cell table:formula="of:=[.C105]/([.D105]-[.D104])" office:value-type="float" office:value="14100.2043740765" calcext:value-type="float">
            <text:p>14100.20437407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7640.53206" calcext:value-type="float">
            <text:p>1442777640.53206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7.5102455615997" calcext:value-type="float">
            <text:p>27.5102455616</text:p>
          </table:table-cell>
          <table:table-cell table:formula="of:=[.C106]/([.D106]-[.D105])" office:value-type="float" office:value="396732.755214601" calcext:value-type="float">
            <text:p>396732.7552146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7641.95811" calcext:value-type="float">
            <text:p>1442777641.95811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8.9362938404083" calcext:value-type="float">
            <text:p>28.9362938404</text:p>
          </table:table-cell>
          <table:table-cell table:formula="of:=[.C107]/([.D107]-[.D106])" office:value-type="float" office:value="46023.6872589145" calcext:value-type="float">
            <text:p>46023.68725891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7642.13689" calcext:value-type="float">
            <text:p>1442777642.13689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9.1150789260864" calcext:value-type="float">
            <text:p>29.1150789261</text:p>
          </table:table-cell>
          <table:table-cell table:formula="of:=[.C108]/([.D108]-[.D107])" office:value-type="float" office:value="367099.972299531" calcext:value-type="float">
            <text:p>367099.9722995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7642.33774" calcext:value-type="float">
            <text:p>1442777642.33774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9.3159255981445" calcext:value-type="float">
            <text:p>29.3159255981</text:p>
          </table:table-cell>
          <table:table-cell table:formula="of:=[.C109]/([.D109]-[.D108])" office:value-type="float" office:value="326776.636762059" calcext:value-type="float">
            <text:p>326776.6367620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7647.10692" calcext:value-type="float">
            <text:p>1442777647.10692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34.0851078033447" calcext:value-type="float">
            <text:p>34.0851078033</text:p>
          </table:table-cell>
          <table:table-cell table:formula="of:=[.C110]/([.D110]-[.D109])" office:value-type="float" office:value="13761.6885193517" calcext:value-type="float">
            <text:p>13761.68851935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7650.02747" calcext:value-type="float">
            <text:p>1442777650.02747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37.0056574344635" calcext:value-type="float">
            <text:p>37.0056574345</text:p>
          </table:table-cell>
          <table:table-cell table:formula="of:=[.C111]/([.D111]-[.D110])" office:value-type="float" office:value="22472.4823371203" calcext:value-type="float">
            <text:p>22472.48233712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7650.05495" calcext:value-type="float">
            <text:p>1442777650.05495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37.0331399440765" calcext:value-type="float">
            <text:p>37.0331399441</text:p>
          </table:table-cell>
          <table:table-cell table:formula="of:=[.C112]/([.D112]-[.D111])" office:value-type="float" office:value="2388137.07059946" calcext:value-type="float">
            <text:p>2388137.070599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7650.08243" calcext:value-type="float">
            <text:p>1442777650.08243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37.060617685318" calcext:value-type="float">
            <text:p>37.0606176853</text:p>
          </table:table-cell>
          <table:table-cell table:formula="of:=[.C113]/([.D113]-[.D112])" office:value-type="float" office:value="2388551.49785683" calcext:value-type="float">
            <text:p>2388551.497856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7650.1099" calcext:value-type="float">
            <text:p>1442777650.1099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37.0880870819092" calcext:value-type="float">
            <text:p>37.0880870819</text:p>
          </table:table-cell>
          <table:table-cell table:formula="of:=[.C114]/([.D114]-[.D113])" office:value-type="float" office:value="2389277.09176756" calcext:value-type="float">
            <text:p>2389277.091767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7650.13737" calcext:value-type="float">
            <text:p>1442777650.13737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37.1155595779419" calcext:value-type="float">
            <text:p>37.1155595779</text:p>
          </table:table-cell>
          <table:table-cell table:formula="of:=[.C115]/([.D115]-[.D114])" office:value-type="float" office:value="2389007.53400215" calcext:value-type="float">
            <text:p>2389007.534002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7650.16482" calcext:value-type="float">
            <text:p>1442777650.16482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37.1430082321167" calcext:value-type="float">
            <text:p>37.1430082321</text:p>
          </table:table-cell>
          <table:table-cell table:formula="of:=[.C116]/([.D116]-[.D115])" office:value-type="float" office:value="2391082.62219443" calcext:value-type="float">
            <text:p>2391082.622194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7650.19233" calcext:value-type="float">
            <text:p>1442777650.19233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37.170515537262" calcext:value-type="float">
            <text:p>37.1705155373</text:p>
          </table:table-cell>
          <table:table-cell table:formula="of:=[.C117]/([.D117]-[.D116])" office:value-type="float" office:value="2385984.36500425" calcext:value-type="float">
            <text:p>2385984.365004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7650.2198" calcext:value-type="float">
            <text:p>1442777650.2198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37.1979877948761" calcext:value-type="float">
            <text:p>37.1979877949</text:p>
          </table:table-cell>
          <table:table-cell table:formula="of:=[.C118]/([.D118]-[.D117])" office:value-type="float" office:value="2389028.26705546" calcext:value-type="float">
            <text:p>2389028.267055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7650.24728" calcext:value-type="float">
            <text:p>1442777650.24728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37.2254674434662" calcext:value-type="float">
            <text:p>37.2254674435</text:p>
          </table:table-cell>
          <table:table-cell table:formula="of:=[.C119]/([.D119]-[.D118])" office:value-type="float" office:value="2388385.70969477" calcext:value-type="float">
            <text:p>2388385.709694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7650.27477" calcext:value-type="float">
            <text:p>1442777650.27477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37.2529625892639" calcext:value-type="float">
            <text:p>37.2529625893</text:p>
          </table:table-cell>
          <table:table-cell table:formula="of:=[.C120]/([.D120]-[.D119])" office:value-type="float" office:value="2387039.53355358" calcext:value-type="float">
            <text:p>2387039.533553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7650.30226" calcext:value-type="float">
            <text:p>1442777650.30226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37.2804441452026" calcext:value-type="float">
            <text:p>37.2804441452</text:p>
          </table:table-cell>
          <table:table-cell table:formula="of:=[.C121]/([.D121]-[.D120])" office:value-type="float" office:value="2388219.94454566" calcext:value-type="float">
            <text:p>2388219.944545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7650.32974" calcext:value-type="float">
            <text:p>1442777650.32974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37.3079299926758" calcext:value-type="float">
            <text:p>37.3079299927</text:p>
          </table:table-cell>
          <table:table-cell table:formula="of:=[.C122]/([.D122]-[.D121])" office:value-type="float" office:value="2387847.05707644" calcext:value-type="float">
            <text:p>2387847.057076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7650.35723" calcext:value-type="float">
            <text:p>1442777650.35723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37.3354198932648" calcext:value-type="float">
            <text:p>37.3354198933</text:p>
          </table:table-cell>
          <table:table-cell table:formula="of:=[.C123]/([.D123]-[.D122])" office:value-type="float" office:value="2387494.99248055" calcext:value-type="float">
            <text:p>2387494.992480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7650.38471" calcext:value-type="float">
            <text:p>1442777650.38471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37.3629012107849" calcext:value-type="float">
            <text:p>37.3629012108</text:p>
          </table:table-cell>
          <table:table-cell table:formula="of:=[.C124]/([.D124]-[.D123])" office:value-type="float" office:value="2388240.66393094" calcext:value-type="float">
            <text:p>2388240.663930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7650.41223" calcext:value-type="float">
            <text:p>1442777650.41223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37.3904206752777" calcext:value-type="float">
            <text:p>37.3904206753</text:p>
          </table:table-cell>
          <table:table-cell table:formula="of:=[.C125]/([.D125]-[.D124])" office:value-type="float" office:value="2384930.12889755" calcext:value-type="float">
            <text:p>2384930.128897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7650.43972" calcext:value-type="float">
            <text:p>1442777650.43972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7.4179127216339" calcext:value-type="float">
            <text:p>37.4179127216</text:p>
          </table:table-cell>
          <table:table-cell table:formula="of:=[.C126]/([.D126]-[.D125])" office:value-type="float" office:value="2387308.64736796" calcext:value-type="float">
            <text:p>2387308.647367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7650.46723" calcext:value-type="float">
            <text:p>1442777650.46723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7.4454216957092" calcext:value-type="float">
            <text:p>37.4454216957</text:p>
          </table:table-cell>
          <table:table-cell table:formula="of:=[.C127]/([.D127]-[.D126])" office:value-type="float" office:value="2385839.61075047" calcext:value-type="float">
            <text:p>2385839.610750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7650.49474" calcext:value-type="float">
            <text:p>1442777650.49474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7.4729254245758" calcext:value-type="float">
            <text:p>37.4729254246</text:p>
          </table:table-cell>
          <table:table-cell table:formula="of:=[.C128]/([.D128]-[.D127])" office:value-type="float" office:value="2386294.6118465" calcext:value-type="float">
            <text:p>2386294.61184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7650.5223" calcext:value-type="float">
            <text:p>1442777650.5223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7.5004861354828" calcext:value-type="float">
            <text:p>37.5004861355</text:p>
          </table:table-cell>
          <table:table-cell table:formula="of:=[.C129]/([.D129]-[.D128])" office:value-type="float" office:value="2381360.92430665" calcext:value-type="float">
            <text:p>2381360.924306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7650.54979" calcext:value-type="float">
            <text:p>1442777650.54979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7.5279750823975" calcext:value-type="float">
            <text:p>37.5279750824</text:p>
          </table:table-cell>
          <table:table-cell table:formula="of:=[.C130]/([.D130]-[.D129])" office:value-type="float" office:value="2387577.82186874" calcext:value-type="float">
            <text:p>2387577.821868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7650.57729" calcext:value-type="float">
            <text:p>1442777650.57729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7.5554730892181" calcext:value-type="float">
            <text:p>37.5554730892</text:p>
          </table:table-cell>
          <table:table-cell table:formula="of:=[.C131]/([.D131]-[.D130])" office:value-type="float" office:value="2386791.17464777" calcext:value-type="float">
            <text:p>2386791.174647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7650.60479" calcext:value-type="float">
            <text:p>1442777650.60479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7.582973241806" calcext:value-type="float">
            <text:p>37.5829732418</text:p>
          </table:table-cell>
          <table:table-cell table:formula="of:=[.C132]/([.D132]-[.D131])" office:value-type="float" office:value="2386604.93938133" calcext:value-type="float">
            <text:p>2386604.93938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7650.6323" calcext:value-type="float">
            <text:p>1442777650.6323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7.6104829311371" calcext:value-type="float">
            <text:p>37.6104829311</text:p>
          </table:table-cell>
          <table:table-cell table:formula="of:=[.C133]/([.D133]-[.D132])" office:value-type="float" office:value="2385777.57858975" calcext:value-type="float">
            <text:p>2385777.578589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7650.65981" calcext:value-type="float">
            <text:p>1442777650.65981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37.6379981040955" calcext:value-type="float">
            <text:p>37.6379981041</text:p>
          </table:table-cell>
          <table:table-cell table:formula="of:=[.C134]/([.D134]-[.D133])" office:value-type="float" office:value="2385302.10583413" calcext:value-type="float">
            <text:p>2385302.105834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7650.68733" calcext:value-type="float">
            <text:p>1442777650.68733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37.665513753891" calcext:value-type="float">
            <text:p>37.6655137539</text:p>
          </table:table-cell>
          <table:table-cell table:formula="of:=[.C135]/([.D135]-[.D134])" office:value-type="float" office:value="2385260.76933341" calcext:value-type="float">
            <text:p>2385260.7693334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7650.71635" calcext:value-type="float">
            <text:p>1442777650.71635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37.6945366859436" calcext:value-type="float">
            <text:p>37.6945366859</text:p>
          </table:table-cell>
          <table:table-cell table:formula="of:=[.C136]/([.D136]-[.D135])" office:value-type="float" office:value="2261384.20063911" calcext:value-type="float">
            <text:p>2261384.200639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7650.7544" calcext:value-type="float">
            <text:p>1442777650.7544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37.7325923442841" calcext:value-type="float">
            <text:p>37.7325923443</text:p>
          </table:table-cell>
          <table:table-cell table:formula="of:=[.C137]/([.D137]-[.D136])" office:value-type="float" office:value="1724631.83826284" calcext:value-type="float">
            <text:p>1724631.838262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7650.9173" calcext:value-type="float">
            <text:p>1442777650.9173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37.8954861164093" calcext:value-type="float">
            <text:p>37.8954861164</text:p>
          </table:table-cell>
          <table:table-cell table:formula="of:=[.C138]/([.D138]-[.D137])" office:value-type="float" office:value="402912.886992006" calcext:value-type="float">
            <text:p>402912.8869920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7650.95521" calcext:value-type="float">
            <text:p>1442777650.95521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7.9334013462067" calcext:value-type="float">
            <text:p>37.9334013462</text:p>
          </table:table-cell>
          <table:table-cell table:formula="of:=[.C139]/([.D139]-[.D138])" office:value-type="float" office:value="1731019.44392183" calcext:value-type="float">
            <text:p>1731019.44392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7651.11845" calcext:value-type="float">
            <text:p>1442777651.11845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8.0966391563416" calcext:value-type="float">
            <text:p>38.0966391563</text:p>
          </table:table-cell>
          <table:table-cell table:formula="of:=[.C140]/([.D140]-[.D139])" office:value-type="float" office:value="402063.712725419" calcext:value-type="float">
            <text:p>402063.7127254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7651.15639" calcext:value-type="float">
            <text:p>1442777651.15639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8.1345818042755" calcext:value-type="float">
            <text:p>38.1345818043</text:p>
          </table:table-cell>
          <table:table-cell table:formula="of:=[.C141]/([.D141]-[.D140])" office:value-type="float" office:value="1729768.573723" calcext:value-type="float">
            <text:p>1729768.5737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7651.21895" calcext:value-type="float">
            <text:p>1442777651.21895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8.1971402168274" calcext:value-type="float">
            <text:p>38.1971402168</text:p>
          </table:table-cell>
          <table:table-cell table:formula="of:=[.C142]/([.D142]-[.D141])" office:value-type="float" office:value="1049131.48084714" calcext:value-type="float">
            <text:p>1049131.480847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7651.32889" calcext:value-type="float">
            <text:p>1442777651.32889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8.3070814609528" calcext:value-type="float">
            <text:p>38.307081461</text:p>
          </table:table-cell>
          <table:table-cell table:formula="of:=[.C143]/([.D143]-[.D142])" office:value-type="float" office:value="596973.415410505" calcext:value-type="float">
            <text:p>596973.4154105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7651.4199" calcext:value-type="float">
            <text:p>1442777651.4199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8.3980882167816" calcext:value-type="float">
            <text:p>38.3980882168</text:p>
          </table:table-cell>
          <table:table-cell table:formula="of:=[.C144]/([.D144]-[.D143])" office:value-type="float" office:value="721177.229121584" calcext:value-type="float">
            <text:p>721177.2291215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7651.52121" calcext:value-type="float">
            <text:p>1442777651.52121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8.4993970394135" calcext:value-type="float">
            <text:p>38.4993970394</text:p>
          </table:table-cell>
          <table:table-cell table:formula="of:=[.C145]/([.D145]-[.D144])" office:value-type="float" office:value="647840.911531582" calcext:value-type="float">
            <text:p>647840.9115315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7651.6208" calcext:value-type="float">
            <text:p>1442777651.6208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8.5989897251129" calcext:value-type="float">
            <text:p>38.5989897251</text:p>
          </table:table-cell>
          <table:table-cell table:formula="of:=[.C146]/([.D146]-[.D145])" office:value-type="float" office:value="659004.218422779" calcext:value-type="float">
            <text:p>659004.2184227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7651.72223" calcext:value-type="float">
            <text:p>1442777651.72223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8.7004201412201" calcext:value-type="float">
            <text:p>38.7004201412</text:p>
          </table:table-cell>
          <table:table-cell table:formula="of:=[.C147]/([.D147]-[.D146])" office:value-type="float" office:value="647064.288197823" calcext:value-type="float">
            <text:p>647064.2881978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7651.7861" calcext:value-type="float">
            <text:p>1442777651.7861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8.7642879486084" calcext:value-type="float">
            <text:p>38.7642879486</text:p>
          </table:table-cell>
          <table:table-cell table:formula="of:=[.C148]/([.D148]-[.D147])" office:value-type="float" office:value="1027622.56422815" calcext:value-type="float">
            <text:p>1027622.564228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7651.92314" calcext:value-type="float">
            <text:p>1442777651.92314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8.9013288021088" calcext:value-type="float">
            <text:p>38.9013288021</text:p>
          </table:table-cell>
          <table:table-cell table:formula="of:=[.C149]/([.D149]-[.D148])" office:value-type="float" office:value="478922.878277496" calcext:value-type="float">
            <text:p>478922.8782774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7651.98737" calcext:value-type="float">
            <text:p>1442777651.98737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8.9655621051788" calcext:value-type="float">
            <text:p>38.9655621052</text:p>
          </table:table-cell>
          <table:table-cell table:formula="of:=[.C150]/([.D150]-[.D149])" office:value-type="float" office:value="1021775.26085504" calcext:value-type="float">
            <text:p>1021775.260855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7652.12418" calcext:value-type="float">
            <text:p>1442777652.12418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9.1023643016815" calcext:value-type="float">
            <text:p>39.1023643017</text:p>
          </table:table-cell>
          <table:table-cell table:formula="of:=[.C151]/([.D151]-[.D150])" office:value-type="float" office:value="479758.378723923" calcext:value-type="float">
            <text:p>479758.3787239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7652.18862" calcext:value-type="float">
            <text:p>1442777652.18862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9.1668033599854" calcext:value-type="float">
            <text:p>39.16680336</text:p>
          </table:table-cell>
          <table:table-cell table:formula="of:=[.C152]/([.D152]-[.D151])" office:value-type="float" office:value="1018512.71150708" calcext:value-type="float">
            <text:p>1018512.711507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7652.32506" calcext:value-type="float">
            <text:p>1442777652.32506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9.3032484054565" calcext:value-type="float">
            <text:p>39.3032484055</text:p>
          </table:table-cell>
          <table:table-cell table:formula="of:=[.C153]/([.D153]-[.D152])" office:value-type="float" office:value="481014.167816429" calcext:value-type="float">
            <text:p>481014.1678164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7652.36286" calcext:value-type="float">
            <text:p>1442777652.36286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9.3410491943359" calcext:value-type="float">
            <text:p>39.3410491943</text:p>
          </table:table-cell>
          <table:table-cell table:formula="of:=[.C154]/([.D154]-[.D153])" office:value-type="float" office:value="1736260.06085223" calcext:value-type="float">
            <text:p>1736260.060852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7652.42494" calcext:value-type="float">
            <text:p>1442777652.42494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9.4031312465668" calcext:value-type="float">
            <text:p>39.4031312466</text:p>
          </table:table-cell>
          <table:table-cell table:formula="of:=[.C155]/([.D155]-[.D154])" office:value-type="float" office:value="1057181.54670476" calcext:value-type="float">
            <text:p>1057181.546704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7652.52597" calcext:value-type="float">
            <text:p>1442777652.52597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9.5041551589966" calcext:value-type="float">
            <text:p>39.504155159</text:p>
          </table:table-cell>
          <table:table-cell table:formula="of:=[.C156]/([.D156]-[.D155])" office:value-type="float" office:value="649667.9689138" calcext:value-type="float">
            <text:p>649667.96891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7652.56429" calcext:value-type="float">
            <text:p>1442777652.56429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9.5424821376801" calcext:value-type="float">
            <text:p>39.5424821377</text:p>
          </table:table-cell>
          <table:table-cell table:formula="of:=[.C157]/([.D157]-[.D156])" office:value-type="float" office:value="1712423.00474635" calcext:value-type="float">
            <text:p>1712423.004746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7652.66709" calcext:value-type="float">
            <text:p>1442777652.66709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9.6452825069427" calcext:value-type="float">
            <text:p>39.6452825069</text:p>
          </table:table-cell>
          <table:table-cell table:formula="of:=[.C158]/([.D158]-[.D157])" office:value-type="float" office:value="638441.286453792" calcext:value-type="float">
            <text:p>638441.2864537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7652.72693" calcext:value-type="float">
            <text:p>1442777652.72693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9.7051134109497" calcext:value-type="float">
            <text:p>39.7051134109</text:p>
          </table:table-cell>
          <table:table-cell table:formula="of:=[.C159]/([.D159]-[.D158])" office:value-type="float" office:value="1096958.18723326" calcext:value-type="float">
            <text:p>1096958.187233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7652.79115" calcext:value-type="float">
            <text:p>1442777652.79115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9.7693359851837" calcext:value-type="float">
            <text:p>39.7693359852</text:p>
          </table:table-cell>
          <table:table-cell table:formula="of:=[.C160]/([.D160]-[.D159])" office:value-type="float" office:value="1021945.95565191" calcext:value-type="float">
            <text:p>1021945.955651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7652.86024" calcext:value-type="float">
            <text:p>1442777652.86024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9.8384292125702" calcext:value-type="float">
            <text:p>39.8384292126</text:p>
          </table:table-cell>
          <table:table-cell table:formula="of:=[.C161]/([.D161]-[.D160])" office:value-type="float" office:value="949904.968729943" calcext:value-type="float">
            <text:p>949904.9687299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7652.93742" calcext:value-type="float">
            <text:p>1442777652.93742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9.9156041145325" calcext:value-type="float">
            <text:p>39.9156041145</text:p>
          </table:table-cell>
          <table:table-cell table:formula="of:=[.C162]/([.D162]-[.D161])" office:value-type="float" office:value="850431.919331469" calcext:value-type="float">
            <text:p>850431.9193314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7653.00183" calcext:value-type="float">
            <text:p>1442777653.00183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9.9800207614899" calcext:value-type="float">
            <text:p>39.9800207615</text:p>
          </table:table-cell>
          <table:table-cell table:formula="of:=[.C163]/([.D163]-[.D162])" office:value-type="float" office:value="1018867.06464878" calcext:value-type="float">
            <text:p>1018867.064648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7653.0792" calcext:value-type="float">
            <text:p>1442777653.0792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40.0573909282684" calcext:value-type="float">
            <text:p>40.0573909283</text:p>
          </table:table-cell>
          <table:table-cell table:formula="of:=[.C164]/([.D164]-[.D163])" office:value-type="float" office:value="848285.621353778" calcext:value-type="float">
            <text:p>848285.62135377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7653.11809" calcext:value-type="float">
            <text:p>1442777653.11809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40.0962753295898" calcext:value-type="float">
            <text:p>40.0962753296</text:p>
          </table:table-cell>
          <table:table-cell table:formula="of:=[.C165]/([.D165]-[.D164])" office:value-type="float" office:value="1687874.7716211" calcext:value-type="float">
            <text:p>1687874.77162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7653.16925" calcext:value-type="float">
            <text:p>1442777653.16925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40.1474335193634" calcext:value-type="float">
            <text:p>40.1474335194</text:p>
          </table:table-cell>
          <table:table-cell table:formula="of:=[.C166]/([.D166]-[.D165])" office:value-type="float" office:value="1282922.64230821" calcext:value-type="float">
            <text:p>1282922.642308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7653.23774" calcext:value-type="float">
            <text:p>1442777653.23774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40.2159285545349" calcext:value-type="float">
            <text:p>40.2159285545</text:p>
          </table:table-cell>
          <table:table-cell table:formula="of:=[.C167]/([.D167]-[.D166])" office:value-type="float" office:value="958200.836537424" calcext:value-type="float">
            <text:p>958200.8365374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7653.3103" calcext:value-type="float">
            <text:p>1442777653.3103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40.2884924411774" calcext:value-type="float">
            <text:p>40.2884924412</text:p>
          </table:table-cell>
          <table:table-cell table:formula="of:=[.C168]/([.D168]-[.D167])" office:value-type="float" office:value="904471.949296052" calcext:value-type="float">
            <text:p>904471.9492960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7653.37076" calcext:value-type="float">
            <text:p>1442777653.37076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40.3489501476288" calcext:value-type="float">
            <text:p>40.3489501476</text:p>
          </table:table-cell>
          <table:table-cell table:formula="of:=[.C169]/([.D169]-[.D168])" office:value-type="float" office:value="1085585.34308181" calcext:value-type="float">
            <text:p>1085585.343081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7653.4433" calcext:value-type="float">
            <text:p>1442777653.4433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40.421484708786" calcext:value-type="float">
            <text:p>40.4214847088</text:p>
          </table:table-cell>
          <table:table-cell table:formula="of:=[.C170]/([.D170]-[.D169])" office:value-type="float" office:value="904837.62433932" calcext:value-type="float">
            <text:p>904837.624339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7653.51594" calcext:value-type="float">
            <text:p>1442777653.51594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40.4941232204437" calcext:value-type="float">
            <text:p>40.4941232204</text:p>
          </table:table-cell>
          <table:table-cell table:formula="of:=[.C171]/([.D171]-[.D170])" office:value-type="float" office:value="903542.742027387" calcext:value-type="float">
            <text:p>903542.7420273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7653.57655" calcext:value-type="float">
            <text:p>1442777653.57655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40.5547351837158" calcext:value-type="float">
            <text:p>40.5547351837</text:p>
          </table:table-cell>
          <table:table-cell table:formula="of:=[.C172]/([.D172]-[.D171])" office:value-type="float" office:value="1082822.53959288" calcext:value-type="float">
            <text:p>1082822.539592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7653.6492" calcext:value-type="float">
            <text:p>1442777653.6492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40.6273896694183" calcext:value-type="float">
            <text:p>40.6273896694</text:p>
          </table:table-cell>
          <table:table-cell table:formula="of:=[.C173]/([.D173]-[.D172])" office:value-type="float" office:value="903344.086265116" calcext:value-type="float">
            <text:p>903344.0862651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7653.72161" calcext:value-type="float">
            <text:p>1442777653.72161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40.6997971534729" calcext:value-type="float">
            <text:p>40.6997971535</text:p>
          </table:table-cell>
          <table:table-cell table:formula="of:=[.C174]/([.D174]-[.D173])" office:value-type="float" office:value="906425.638964896" calcext:value-type="float">
            <text:p>906425.6389648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7653.78225" calcext:value-type="float">
            <text:p>1442777653.78225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40.7604365348816" calcext:value-type="float">
            <text:p>40.7604365349</text:p>
          </table:table-cell>
          <table:table-cell table:formula="of:=[.C175]/([.D175]-[.D174])" office:value-type="float" office:value="1082332.94066211" calcext:value-type="float">
            <text:p>1082332.940662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7653.85481" calcext:value-type="float">
            <text:p>1442777653.85481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40.8329989910126" calcext:value-type="float">
            <text:p>40.832998991</text:p>
          </table:table-cell>
          <table:table-cell table:formula="of:=[.C176]/([.D176]-[.D175])" office:value-type="float" office:value="904489.780245705" calcext:value-type="float">
            <text:p>904489.7802457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7653.92741" calcext:value-type="float">
            <text:p>1442777653.92741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40.9055948257446" calcext:value-type="float">
            <text:p>40.9055948257</text:p>
          </table:table-cell>
          <table:table-cell table:formula="of:=[.C177]/([.D177]-[.D176])" office:value-type="float" office:value="904073.907852172" calcext:value-type="float">
            <text:p>904073.9078521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7653.98803" calcext:value-type="float">
            <text:p>1442777653.98803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40.9662141799927" calcext:value-type="float">
            <text:p>40.96621418</text:p>
          </table:table-cell>
          <table:table-cell table:formula="of:=[.C178]/([.D178]-[.D177])" office:value-type="float" office:value="1082690.51714807" calcext:value-type="float">
            <text:p>1082690.517148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7654.06052" calcext:value-type="float">
            <text:p>1442777654.06052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41.0387122631073" calcext:value-type="float">
            <text:p>41.0387122631</text:p>
          </table:table-cell>
          <table:table-cell table:formula="of:=[.C179]/([.D179]-[.D178])" office:value-type="float" office:value="905292.901278944" calcext:value-type="float">
            <text:p>905292.9012789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7654.1212" calcext:value-type="float">
            <text:p>1442777654.1212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41.0993912220001" calcext:value-type="float">
            <text:p>41.099391222</text:p>
          </table:table-cell>
          <table:table-cell table:formula="of:=[.C180]/([.D180]-[.D179])" office:value-type="float" office:value="1081626.99554431" calcext:value-type="float">
            <text:p>1081626.995544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7654.14528" calcext:value-type="float">
            <text:p>1442777654.14528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41.1234679222107" calcext:value-type="float">
            <text:p>41.1234679222</text:p>
          </table:table-cell>
          <table:table-cell table:formula="of:=[.C181]/([.D181]-[.D180])" office:value-type="float" office:value="2725954.94507105" calcext:value-type="float">
            <text:p>2725954.945071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7654.22989" calcext:value-type="float">
            <text:p>1442777654.22989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41.208075761795" calcext:value-type="float">
            <text:p>41.2080757618</text:p>
          </table:table-cell>
          <table:table-cell table:formula="of:=[.C182]/([.D182]-[.D181])" office:value-type="float" office:value="775720.078924454" calcext:value-type="float">
            <text:p>775720.0789244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7654.30381" calcext:value-type="float">
            <text:p>1442777654.3038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41.281994342804" calcext:value-type="float">
            <text:p>41.2819943428</text:p>
          </table:table-cell>
          <table:table-cell table:formula="of:=[.C183]/([.D183]-[.D182])" office:value-type="float" office:value="887895.832200673" calcext:value-type="float">
            <text:p>887895.8322006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7654.37101" calcext:value-type="float">
            <text:p>1442777654.37101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41.3491928577423" calcext:value-type="float">
            <text:p>41.3491928577</text:p>
          </table:table-cell>
          <table:table-cell table:formula="of:=[.C184]/([.D184]-[.D183])" office:value-type="float" office:value="976688.250628878" calcext:value-type="float">
            <text:p>976688.2506288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7654.45165" calcext:value-type="float">
            <text:p>1442777654.45165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41.4298348426819" calcext:value-type="float">
            <text:p>41.4298348427</text:p>
          </table:table-cell>
          <table:table-cell table:formula="of:=[.C185]/([.D185]-[.D184])" office:value-type="float" office:value="813868.855648554" calcext:value-type="float">
            <text:p>813868.8556485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7654.5324" calcext:value-type="float">
            <text:p>1442777654.5324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41.5105850696564" calcext:value-type="float">
            <text:p>41.5105850697</text:p>
          </table:table-cell>
          <table:table-cell table:formula="of:=[.C186]/([.D186]-[.D185])" office:value-type="float" office:value="812777.90117836" calcext:value-type="float">
            <text:p>812777.9011783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7654.59955" calcext:value-type="float">
            <text:p>1442777654.59955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41.577739238739" calcext:value-type="float">
            <text:p>41.5777392387</text:p>
          </table:table-cell>
          <table:table-cell table:formula="of:=[.C187]/([.D187]-[.D186])" office:value-type="float" office:value="977333.215443878" calcext:value-type="float">
            <text:p>977333.21544387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7654.68031" calcext:value-type="float">
            <text:p>1442777654.68031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41.6584975719452" calcext:value-type="float">
            <text:p>41.6584975719</text:p>
          </table:table-cell>
          <table:table-cell table:formula="of:=[.C188]/([.D188]-[.D187])" office:value-type="float" office:value="812696.317449258" calcext:value-type="float">
            <text:p>812696.3174492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7654.76095" calcext:value-type="float">
            <text:p>1442777654.76095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41.739137172699" calcext:value-type="float">
            <text:p>41.7391371727</text:p>
          </table:table-cell>
          <table:table-cell table:formula="of:=[.C189]/([.D189]-[.D188])" office:value-type="float" office:value="813892.918448261" calcext:value-type="float">
            <text:p>813892.9184482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7654.8281" calcext:value-type="float">
            <text:p>1442777654.8281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41.8062925338745" calcext:value-type="float">
            <text:p>41.8062925339</text:p>
          </table:table-cell>
          <table:table-cell table:formula="of:=[.C190]/([.D190]-[.D189])" office:value-type="float" office:value="977315.866538858" calcext:value-type="float">
            <text:p>977315.8665388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7654.90882" calcext:value-type="float">
            <text:p>1442777654.90882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41.8870100975037" calcext:value-type="float">
            <text:p>41.8870100975</text:p>
          </table:table-cell>
          <table:table-cell table:formula="of:=[.C191]/([.D191]-[.D190])" office:value-type="float" office:value="813106.801656457" calcext:value-type="float">
            <text:p>813106.80165645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7654.98948" calcext:value-type="float">
            <text:p>1442777654.98948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41.9676671028137" calcext:value-type="float">
            <text:p>41.9676671028</text:p>
          </table:table-cell>
          <table:table-cell table:formula="of:=[.C192]/([.D192]-[.D191])" office:value-type="float" office:value="813717.292722436" calcext:value-type="float">
            <text:p>813717.2927224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7655.05674" calcext:value-type="float">
            <text:p>1442777655.05674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42.0349323749542" calcext:value-type="float">
            <text:p>42.034932375</text:p>
          </table:table-cell>
          <table:table-cell table:formula="of:=[.C193]/([.D193]-[.D192])" office:value-type="float" office:value="975718.939528092" calcext:value-type="float">
            <text:p>975718.9395280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7655.12436" calcext:value-type="float">
            <text:p>1442777655.12436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42.1025478839874" calcext:value-type="float">
            <text:p>42.102547884</text:p>
          </table:table-cell>
          <table:table-cell table:formula="of:=[.C194]/([.D194]-[.D193])" office:value-type="float" office:value="970664.880564175" calcext:value-type="float">
            <text:p>970664.880564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7655.15245" calcext:value-type="float">
            <text:p>1442777655.15245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42.1306390762329" calcext:value-type="float">
            <text:p>42.1306390762</text:p>
          </table:table-cell>
          <table:table-cell table:formula="of:=[.C195]/([.D195]-[.D194])" office:value-type="float" office:value="2336390.68881288" calcext:value-type="float">
            <text:p>2336390.688812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7655.20745" calcext:value-type="float">
            <text:p>1442777655.20745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42.1856348514557" calcext:value-type="float">
            <text:p>42.1856348515</text:p>
          </table:table-cell>
          <table:table-cell table:formula="of:=[.C196]/([.D196]-[.D195])" office:value-type="float" office:value="1193400.76095184" calcext:value-type="float">
            <text:p>1193400.760951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7655.27349" calcext:value-type="float">
            <text:p>1442777655.27349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42.2516765594482" calcext:value-type="float">
            <text:p>42.2516765594</text:p>
          </table:table-cell>
          <table:table-cell table:formula="of:=[.C197]/([.D197]-[.D196])" office:value-type="float" office:value="993796.223553154" calcext:value-type="float">
            <text:p>993796.2235531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7655.33943" calcext:value-type="float">
            <text:p>1442777655.33943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42.3176169395447" calcext:value-type="float">
            <text:p>42.3176169395</text:p>
          </table:table-cell>
          <table:table-cell table:formula="of:=[.C198]/([.D198]-[.D197])" office:value-type="float" office:value="995323.349729186" calcext:value-type="float">
            <text:p>995323.3497291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7655.39438" calcext:value-type="float">
            <text:p>1442777655.39438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42.3725671768189" calcext:value-type="float">
            <text:p>42.3725671768</text:p>
          </table:table-cell>
          <table:table-cell table:formula="of:=[.C199]/([.D199]-[.D198])" office:value-type="float" office:value="1194389.74708215" calcext:value-type="float">
            <text:p>1194389.747082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7655.46046" calcext:value-type="float">
            <text:p>1442777655.46046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42.4386489391327" calcext:value-type="float">
            <text:p>42.4386489391</text:p>
          </table:table-cell>
          <table:table-cell table:formula="of:=[.C200]/([.D200]-[.D199])" office:value-type="float" office:value="993193.8511006" calcext:value-type="float">
            <text:p>993193.85110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7655.52641" calcext:value-type="float">
            <text:p>1442777655.52641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42.5045959949493" calcext:value-type="float">
            <text:p>42.5045959949</text:p>
          </table:table-cell>
          <table:table-cell table:formula="of:=[.C201]/([.D201]-[.D200])" office:value-type="float" office:value="995222.594659475" calcext:value-type="float">
            <text:p>995222.594659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7655.58137" calcext:value-type="float">
            <text:p>1442777655.58137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42.5595600605011" calcext:value-type="float">
            <text:p>42.5595600605</text:p>
          </table:table-cell>
          <table:table-cell table:formula="of:=[.C202]/([.D202]-[.D201])" office:value-type="float" office:value="1194089.2534268" calcext:value-type="float">
            <text:p>1194089.25342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7655.64729" calcext:value-type="float">
            <text:p>1442777655.64729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42.6254785060883" calcext:value-type="float">
            <text:p>42.6254785061</text:p>
          </table:table-cell>
          <table:table-cell table:formula="of:=[.C203]/([.D203]-[.D202])" office:value-type="float" office:value="995654.545785982" calcext:value-type="float">
            <text:p>995654.54578598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7655.71341" calcext:value-type="float">
            <text:p>1442777655.71341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42.6915965080261" calcext:value-type="float">
            <text:p>42.691596508</text:p>
          </table:table-cell>
          <table:table-cell table:formula="of:=[.C204]/([.D204]-[.D203])" office:value-type="float" office:value="992649.476335916" calcext:value-type="float">
            <text:p>992649.4763359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7655.7684" calcext:value-type="float">
            <text:p>1442777655.7684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42.7465925216675" calcext:value-type="float">
            <text:p>42.7465925217</text:p>
          </table:table-cell>
          <table:table-cell table:formula="of:=[.C205]/([.D205]-[.D204])" office:value-type="float" office:value="1193395.58732388" calcext:value-type="float">
            <text:p>1193395.587323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7655.83441" calcext:value-type="float">
            <text:p>1442777655.83441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42.812602519989" calcext:value-type="float">
            <text:p>42.81260252</text:p>
          </table:table-cell>
          <table:table-cell table:formula="of:=[.C206]/([.D206]-[.D205])" office:value-type="float" office:value="994273.620191717" calcext:value-type="float">
            <text:p>994273.6201917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7655.89185" calcext:value-type="float">
            <text:p>1442777655.89185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42.8700416088104" calcext:value-type="float">
            <text:p>42.8700416088</text:p>
          </table:table-cell>
          <table:table-cell table:formula="of:=[.C207]/([.D207]-[.D206])" office:value-type="float" office:value="1142636.51020061" calcext:value-type="float">
            <text:p>1142636.5102006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7660.35464" calcext:value-type="float">
            <text:p>1442777660.35464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7.33283162117" calcext:value-type="float">
            <text:p>47.3328316212</text:p>
          </table:table-cell>
          <table:table-cell table:formula="of:=[.C208]/([.D208]-[.D207])" office:value-type="float" office:value="14706.4952234439" calcext:value-type="float">
            <text:p>14706.4952234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4:44:58.124667482</dc:date>
    <meta:editing-duration>PT56S</meta:editing-duration>
    <meta:editing-cycles>1</meta:editing-cycles>
    <meta:document-statistic meta:table-count="1" meta:cell-count="104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2.receiver_i.routed_msg_sub.network'.D1:'sink_2.receiver_i.routed_msg_sub.network'.E208" chart:data-source-has-labels="row" svg:x="0.32cm" svg:y="0.18cm" svg:width="11.793cm" svg:height="8.64cm">
          <chartooo:coordinate-region svg:x="1.867cm" svg:y="0.38cm" svg:width="10.0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E2:'sink_2.receiver_i.routed_msg_sub.network'.E208" chart:label-cell-address="'sink_2.receiver_i.routed_msg_sub.network'.E1:'sink_2.receiver_i.routed_msg_sub.network'.E1" chart:class="chart:scatter">
            <chart:domain table:cell-range-address="'sink_2.receiver_i.routed_msg_sub.network'.D2:'sink_2.receiver_i.routed_msg_s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2.receiver_i.routed_msg_sub.network'.E1:'sink_2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D2:'sink_2.receiver_i.routed_msg_sub.network'.D208</svg:desc>
                </draw:g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41431832313538">
                <text:p>7.41431832313538</text:p>
              </table:table-cell>
              <table:table-cell office:value-type="float" office:value="8852.06126033249">
                <text:p>8852.06126033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7923698425293">
                <text:p>7.57923698425293</text:p>
              </table:table-cell>
              <table:table-cell office:value-type="float" office:value="397965.879393222">
                <text:p>397965.879393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2066287994385">
                <text:p>12.2066287994385</text:p>
              </table:table-cell>
              <table:table-cell office:value-type="float" office:value="14183.3677849837">
                <text:p>14183.367784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6112987995148">
                <text:p>13.6112987995148</text:p>
              </table:table-cell>
              <table:table-cell office:value-type="float" office:value="46724.1416107949">
                <text:p>46724.1416107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727134227753">
                <text:p>13.7727134227753</text:p>
              </table:table-cell>
              <table:table-cell office:value-type="float" office:value="406605.044042882">
                <text:p>406605.044042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538060665131">
                <text:p>14.0538060665131</text:p>
              </table:table-cell>
              <table:table-cell office:value-type="float" office:value="233488.856653333">
                <text:p>233488.85665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0057466030121">
                <text:p>17.0057466030121</text:p>
              </table:table-cell>
              <table:table-cell office:value-type="float" office:value="22233.5101904996">
                <text:p>22233.5101904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033282995224">
                <text:p>17.033282995224</text:p>
              </table:table-cell>
              <table:table-cell office:value-type="float" office:value="2383464.01717808">
                <text:p>2383464.01717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0608487129211">
                <text:p>17.0608487129211</text:p>
              </table:table-cell>
              <table:table-cell office:value-type="float" office:value="2380928.39522916">
                <text:p>2380928.39522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0883934497833">
                <text:p>17.0883934497833</text:p>
              </table:table-cell>
              <table:table-cell office:value-type="float" office:value="2382741.9491565">
                <text:p>2382741.9491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1159360408783">
                <text:p>17.1159360408783</text:p>
              </table:table-cell>
              <table:table-cell office:value-type="float" office:value="2382927.5820017">
                <text:p>2382927.5820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1434726715088">
                <text:p>17.1434726715088</text:p>
              </table:table-cell>
              <table:table-cell office:value-type="float" office:value="2383443.38058997">
                <text:p>2383443.38058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1709837913513">
                <text:p>17.1709837913513</text:p>
              </table:table-cell>
              <table:table-cell office:value-type="float" office:value="2385653.52394488">
                <text:p>2385653.52394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1984884738922">
                <text:p>17.1984884738922</text:p>
              </table:table-cell>
              <table:table-cell office:value-type="float" office:value="2386211.87146659">
                <text:p>2386211.87146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2260236740112">
                <text:p>17.2260236740112</text:p>
              </table:table-cell>
              <table:table-cell office:value-type="float" office:value="2383567.20547921">
                <text:p>2383567.20547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2535562515259">
                <text:p>17.2535562515259</text:p>
              </table:table-cell>
              <table:table-cell office:value-type="float" office:value="2383794.25119501">
                <text:p>2383794.25119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2810928821564">
                <text:p>17.2810928821564</text:p>
              </table:table-cell>
              <table:table-cell office:value-type="float" office:value="2383443.38058997">
                <text:p>2383443.3805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3086342811584">
                <text:p>17.3086342811584</text:p>
              </table:table-cell>
              <table:table-cell office:value-type="float" office:value="2383030.72385883">
                <text:p>2383030.72385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3361494541168">
                <text:p>17.3361494541168</text:p>
              </table:table-cell>
              <table:table-cell office:value-type="float" office:value="2385302.10583413">
                <text:p>2385302.10583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3636698722839">
                <text:p>17.3636698722839</text:p>
              </table:table-cell>
              <table:table-cell office:value-type="float" office:value="2384847.48311083">
                <text:p>2384847.48311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3912029266357">
                <text:p>17.3912029266357</text:p>
              </table:table-cell>
              <table:table-cell office:value-type="float" office:value="2383752.96693857">
                <text:p>2383752.96693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4187178611755">
                <text:p>17.4187178611755</text:p>
              </table:table-cell>
              <table:table-cell office:value-type="float" office:value="2385322.77462177">
                <text:p>2385322.77462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4462454319">
                <text:p>17.4462454319</text:p>
              </table:table-cell>
              <table:table-cell office:value-type="float" office:value="2384227.82223993">
                <text:p>2384227.82223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4737601280212">
                <text:p>17.4737601280212</text:p>
              </table:table-cell>
              <table:table-cell office:value-type="float" office:value="2385343.4437676">
                <text:p>2385343.4437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5012564659119">
                <text:p>17.5012564659119</text:p>
              </table:table-cell>
              <table:table-cell office:value-type="float" office:value="2386936.04439512">
                <text:p>2386936.04439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5287697315216">
                <text:p>17.5287697315216</text:p>
              </table:table-cell>
              <table:table-cell office:value-type="float" office:value="2385467.46616522">
                <text:p>2385467.46616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5562937259674">
                <text:p>17.5562937259674</text:p>
              </table:table-cell>
              <table:table-cell office:value-type="float" office:value="2384537.61241814">
                <text:p>2384537.612418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5838308334351">
                <text:p>17.5838308334351</text:p>
              </table:table-cell>
              <table:table-cell office:value-type="float" office:value="2383402.10848579">
                <text:p>2383402.10848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6113605499268">
                <text:p>17.6113605499268</text:p>
              </table:table-cell>
              <table:table-cell office:value-type="float" office:value="2384041.9867669">
                <text:p>2384041.9867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638908624649">
                <text:p>17.638908624649</text:p>
              </table:table-cell>
              <table:table-cell office:value-type="float" office:value="2382453.2444329">
                <text:p>2382453.2444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6664509773254">
                <text:p>17.6664509773254</text:p>
              </table:table-cell>
              <table:table-cell office:value-type="float" office:value="2382948.20965885">
                <text:p>2382948.20965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6939916610718">
                <text:p>17.6939916610718</text:p>
              </table:table-cell>
              <table:table-cell office:value-type="float" office:value="2383092.613259">
                <text:p>2383092.613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7215030193329">
                <text:p>17.7215030193329</text:p>
              </table:table-cell>
              <table:table-cell office:value-type="float" office:value="2385632.849425">
                <text:p>2385632.8494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48993396759">
                <text:p>17.748993396759</text:p>
              </table:table-cell>
              <table:table-cell office:value-type="float" office:value="2387453.57994155">
                <text:p>2387453.57994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765026092529">
                <text:p>17.7765026092529</text:p>
              </table:table-cell>
              <table:table-cell office:value-type="float" office:value="2385818.93300515">
                <text:p>2385818.93300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80402135849">
                <text:p>17.80402135849</text:p>
              </table:table-cell>
              <table:table-cell office:value-type="float" office:value="2384992.11699676">
                <text:p>2384992.116996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8315286636353">
                <text:p>17.8315286636353</text:p>
              </table:table-cell>
              <table:table-cell office:value-type="float" office:value="2385984.36500425">
                <text:p>2385984.36500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9480645656586">
                <text:p>17.9480645656586</text:p>
              </table:table-cell>
              <table:table-cell office:value-type="float" office:value="563191.247164921">
                <text:p>563191.247164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9850995540619">
                <text:p>17.9850995540619</text:p>
              </table:table-cell>
              <table:table-cell office:value-type="float" office:value="1772162.02379358">
                <text:p>1772162.02379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1489012241364">
                <text:p>18.1489012241364</text:p>
              </table:table-cell>
              <table:table-cell office:value-type="float" office:value="400679.675427999">
                <text:p>400679.675427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186190366745">
                <text:p>18.186190366745</text:p>
              </table:table-cell>
              <table:table-cell office:value-type="float" office:value="1760083.37571131">
                <text:p>1760083.37571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2497408390045">
                <text:p>18.2497408390045</text:p>
              </table:table-cell>
              <table:table-cell office:value-type="float" office:value="1032753.93032452">
                <text:p>1032753.930324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3869922161102">
                <text:p>18.3869922161102</text:p>
              </table:table-cell>
              <table:table-cell office:value-type="float" office:value="478188.280394807">
                <text:p>478188.280394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4506430625916">
                <text:p>18.4506430625916</text:p>
              </table:table-cell>
              <table:table-cell office:value-type="float" office:value="1031125.32869862">
                <text:p>1031125.32869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5514924526215">
                <text:p>18.5514924526215</text:p>
              </table:table-cell>
              <table:table-cell office:value-type="float" office:value="650792.235635105">
                <text:p>650792.235635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6515781879425">
                <text:p>18.6515781879425</text:p>
              </table:table-cell>
              <table:table-cell office:value-type="float" office:value="655757.783958646">
                <text:p>655757.7839586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7526445388794">
                <text:p>18.7526445388794</text:p>
              </table:table-cell>
              <table:table-cell office:value-type="float" office:value="649395.168536198">
                <text:p>649395.168536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8160393238068">
                <text:p>18.8160393238068</text:p>
              </table:table-cell>
              <table:table-cell office:value-type="float" office:value="1035290.20683949">
                <text:p>1035290.20683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9537129402161">
                <text:p>18.9537129402161</text:p>
              </table:table-cell>
              <table:table-cell office:value-type="float" office:value="476721.696660288">
                <text:p>476721.696660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0535905361176">
                <text:p>19.0535905361176</text:p>
              </table:table-cell>
              <table:table-cell office:value-type="float" office:value="657124.347133203">
                <text:p>657124.347133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1547181606293">
                <text:p>19.1547181606293</text:p>
              </table:table-cell>
              <table:table-cell office:value-type="float" office:value="649001.697774425">
                <text:p>649001.697774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2545402050018">
                <text:p>19.2545402050018</text:p>
              </table:table-cell>
              <table:table-cell office:value-type="float" office:value="657490.040526985">
                <text:p>657490.040526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3555655479431">
                <text:p>19.3555655479431</text:p>
              </table:table-cell>
              <table:table-cell office:value-type="float" office:value="649658.769662829">
                <text:p>649658.7696628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3913350105286">
                <text:p>19.3913350105286</text:p>
              </table:table-cell>
              <table:table-cell office:value-type="float" office:value="1834861.22675767">
                <text:p>1834861.22675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4562377929687">
                <text:p>19.4562377929687</text:p>
              </table:table-cell>
              <table:table-cell office:value-type="float" office:value="1011235.53617268">
                <text:p>1011235.53617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5920536518097">
                <text:p>19.5920536518097</text:p>
              </table:table-cell>
              <table:table-cell office:value-type="float" office:value="483242.535592721">
                <text:p>483242.535592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6571407318115">
                <text:p>19.6571407318115</text:p>
              </table:table-cell>
              <table:table-cell office:value-type="float" office:value="1008372.1684573">
                <text:p>1008372.16845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7575652599335">
                <text:p>19.7575652599335</text:p>
              </table:table-cell>
              <table:table-cell office:value-type="float" office:value="653545.515496984">
                <text:p>653545.5154969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7926881313324">
                <text:p>19.7926881313324</text:p>
              </table:table-cell>
              <table:table-cell office:value-type="float" office:value="1868639.93135844">
                <text:p>1868639.931358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8581318855286">
                <text:p>19.8581318855286</text:p>
              </table:table-cell>
              <table:table-cell office:value-type="float" office:value="1002876.45178895">
                <text:p>1002876.45178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9441742897034">
                <text:p>19.9441742897034</text:p>
              </table:table-cell>
              <table:table-cell office:value-type="float" office:value="762786.682095276">
                <text:p>762786.682095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0589838027954">
                <text:p>20.0589838027954</text:p>
              </table:table-cell>
              <table:table-cell office:value-type="float" office:value="571659.945525453">
                <text:p>571659.9455254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0969080924988">
                <text:p>20.0969080924988</text:p>
              </table:table-cell>
              <table:table-cell office:value-type="float" office:value="1730605.91281606">
                <text:p>1730605.91281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1450824737549">
                <text:p>20.1450824737549</text:p>
              </table:table-cell>
              <table:table-cell office:value-type="float" office:value="1362383.87061141">
                <text:p>1362383.87061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2401242256165">
                <text:p>20.2401242256165</text:p>
              </table:table-cell>
              <table:table-cell office:value-type="float" office:value="690559.661564242">
                <text:p>690559.661564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2979910373688">
                <text:p>20.2979910373688</text:p>
              </table:table-cell>
              <table:table-cell office:value-type="float" office:value="1134190.70469818">
                <text:p>1134190.70469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3459734916687">
                <text:p>20.3459734916687</text:p>
              </table:table-cell>
              <table:table-cell office:value-type="float" office:value="1367833.32485975">
                <text:p>1367833.32485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4408619403839">
                <text:p>20.4408619403839</text:p>
              </table:table-cell>
              <table:table-cell office:value-type="float" office:value="691675.339713712">
                <text:p>691675.339713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4987418651581">
                <text:p>20.4987418651581</text:p>
              </table:table-cell>
              <table:table-cell office:value-type="float" office:value="1133933.74742756">
                <text:p>1133933.74742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5465288162231">
                <text:p>20.5465288162231</text:p>
              </table:table-cell>
              <table:table-cell office:value-type="float" office:value="1373429.32614889">
                <text:p>1373429.32614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6417090892792">
                <text:p>20.6417090892792</text:p>
              </table:table-cell>
              <table:table-cell office:value-type="float" office:value="689554.651323222">
                <text:p>689554.651323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6801588535309">
                <text:p>20.6801588535309</text:p>
              </table:table-cell>
              <table:table-cell office:value-type="float" office:value="1706954.54906678">
                <text:p>1706954.54906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7973341941833">
                <text:p>20.7973341941833</text:p>
              </table:table-cell>
              <table:table-cell office:value-type="float" office:value="560117.851030279">
                <text:p>560117.8510302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8427288532257">
                <text:p>20.8427288532257</text:p>
              </table:table-cell>
              <table:table-cell office:value-type="float" office:value="1445808.85471037">
                <text:p>1445808.85471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881160736084">
                <text:p>20.881160736084</text:p>
              </table:table-cell>
              <table:table-cell office:value-type="float" office:value="1707748.75230621">
                <text:p>1707748.75230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9985911846161">
                <text:p>20.9985911846161</text:p>
              </table:table-cell>
              <table:table-cell office:value-type="float" office:value="558901.041598736">
                <text:p>558901.041598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0436682701111">
                <text:p>21.0436682701111</text:p>
              </table:table-cell>
              <table:table-cell office:value-type="float" office:value="1455994.75385974">
                <text:p>1455994.75385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1015872955322">
                <text:p>21.1015872955322</text:p>
              </table:table-cell>
              <table:table-cell office:value-type="float" office:value="1133168.23829087">
                <text:p>1133168.238290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1383545398712">
                <text:p>21.1383545398712</text:p>
              </table:table-cell>
              <table:table-cell office:value-type="float" office:value="1785067.14821708">
                <text:p>1785067.14821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2148334980011">
                <text:p>21.2148334980011</text:p>
              </table:table-cell>
              <table:table-cell office:value-type="float" office:value="858170.686485273">
                <text:p>858170.6864852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2821500301361">
                <text:p>21.2821500301361</text:p>
              </table:table-cell>
              <table:table-cell office:value-type="float" office:value="974975.951945485">
                <text:p>974975.951945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.3629996776581">
                <text:p>21.3629996776581</text:p>
              </table:table-cell>
              <table:table-cell office:value-type="float" office:value="811778.430847989">
                <text:p>811778.430847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4434132575989">
                <text:p>21.4434132575989</text:p>
              </table:table-cell>
              <table:table-cell office:value-type="float" office:value="816180.551199452">
                <text:p>816180.551199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105998516083">
                <text:p>21.5105998516083</text:p>
              </table:table-cell>
              <table:table-cell office:value-type="float" office:value="976861.544593525">
                <text:p>976861.544593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5912845134735">
                <text:p>21.5912845134735</text:p>
              </table:table-cell>
              <table:table-cell office:value-type="float" office:value="813438.372086426">
                <text:p>813438.37208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6717188358307">
                <text:p>21.6717188358307</text:p>
              </table:table-cell>
              <table:table-cell office:value-type="float" office:value="815970.074423623">
                <text:p>815970.0744236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391228675842">
                <text:p>21.7391228675842</text:p>
              </table:table-cell>
              <table:table-cell office:value-type="float" office:value="973710.300297475">
                <text:p>973710.300297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8197686672211">
                <text:p>21.8197686672211</text:p>
              </table:table-cell>
              <table:table-cell office:value-type="float" office:value="813830.358128383">
                <text:p>813830.358128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9005553722382">
                <text:p>21.9005553722382</text:p>
              </table:table-cell>
              <table:table-cell office:value-type="float" office:value="812410.903330146">
                <text:p>812410.903330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967648267746">
                <text:p>21.967648267746</text:p>
              </table:table-cell>
              <table:table-cell office:value-type="float" office:value="978225.779395042">
                <text:p>978225.779395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0484180450439">
                <text:p>22.0484180450439</text:p>
              </table:table-cell>
              <table:table-cell office:value-type="float" office:value="812581.168298536">
                <text:p>812581.1682985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1023919582367">
                <text:p>22.1023919582367</text:p>
              </table:table-cell>
              <table:table-cell office:value-type="float" office:value="1215994.8411674">
                <text:p>1215994.84116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1424853801727">
                <text:p>22.1424853801727</text:p>
              </table:table-cell>
              <table:table-cell office:value-type="float" office:value="1636976.7615423">
                <text:p>1636976.7615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2065348625183">
                <text:p>22.2065348625183</text:p>
              </table:table-cell>
              <table:table-cell office:value-type="float" office:value="1024707.73527693">
                <text:p>1024707.735276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.2626411914825">
                <text:p>22.2626411914825</text:p>
              </table:table-cell>
              <table:table-cell office:value-type="float" office:value="1169778.90394217">
                <text:p>1169778.903942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.317581653595">
                <text:p>22.317581653595</text:p>
              </table:table-cell>
              <table:table-cell office:value-type="float" office:value="1194602.25626961">
                <text:p>1194602.256269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.3836719989777">
                <text:p>22.3836719989777</text:p>
              </table:table-cell>
              <table:table-cell office:value-type="float" office:value="993064.866282111">
                <text:p>993064.866282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4496326446533">
                <text:p>22.4496326446533</text:p>
              </table:table-cell>
              <table:table-cell office:value-type="float" office:value="995017.549141723">
                <text:p>995017.5491417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5047454833984">
                <text:p>22.5047454833984</text:p>
              </table:table-cell>
              <table:table-cell office:value-type="float" office:value="1190865.89430697">
                <text:p>1190865.894306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5706419944763">
                <text:p>22.5706419944763</text:p>
              </table:table-cell>
              <table:table-cell office:value-type="float" office:value="995985.962328594">
                <text:p>995985.962328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6366784572601">
                <text:p>22.6366784572601</text:p>
              </table:table-cell>
              <table:table-cell office:value-type="float" office:value="993875.159771389">
                <text:p>993875.1597713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6901299953461">
                <text:p>22.6901299953461</text:p>
              </table:table-cell>
              <table:table-cell office:value-type="float" office:value="1227878.60462461">
                <text:p>1227878.604624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3448143005371">
                <text:p>27.3448143005371</text:p>
              </table:table-cell>
              <table:table-cell office:value-type="float" office:value="14100.2043740765">
                <text:p>14100.20437407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5102455615997">
                <text:p>27.5102455615997</text:p>
              </table:table-cell>
              <table:table-cell office:value-type="float" office:value="396732.755214601">
                <text:p>396732.7552146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362938404083">
                <text:p>28.9362938404083</text:p>
              </table:table-cell>
              <table:table-cell office:value-type="float" office:value="46023.6872589145">
                <text:p>46023.6872589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1150789260864">
                <text:p>29.1150789260864</text:p>
              </table:table-cell>
              <table:table-cell office:value-type="float" office:value="367099.972299531">
                <text:p>367099.9722995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3159255981445">
                <text:p>29.3159255981445</text:p>
              </table:table-cell>
              <table:table-cell office:value-type="float" office:value="326776.636762059">
                <text:p>326776.6367620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.0851078033447">
                <text:p>34.0851078033447</text:p>
              </table:table-cell>
              <table:table-cell office:value-type="float" office:value="13761.6885193517">
                <text:p>13761.6885193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.0056574344635">
                <text:p>37.0056574344635</text:p>
              </table:table-cell>
              <table:table-cell office:value-type="float" office:value="22472.4823371203">
                <text:p>22472.4823371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.0331399440765">
                <text:p>37.0331399440765</text:p>
              </table:table-cell>
              <table:table-cell office:value-type="float" office:value="2388137.07059946">
                <text:p>2388137.07059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.060617685318">
                <text:p>37.060617685318</text:p>
              </table:table-cell>
              <table:table-cell office:value-type="float" office:value="2388551.49785683">
                <text:p>2388551.497856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.0880870819092">
                <text:p>37.0880870819092</text:p>
              </table:table-cell>
              <table:table-cell office:value-type="float" office:value="2389277.09176756">
                <text:p>2389277.091767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.1155595779419">
                <text:p>37.1155595779419</text:p>
              </table:table-cell>
              <table:table-cell office:value-type="float" office:value="2389007.53400215">
                <text:p>2389007.534002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.1430082321167">
                <text:p>37.1430082321167</text:p>
              </table:table-cell>
              <table:table-cell office:value-type="float" office:value="2391082.62219443">
                <text:p>2391082.622194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.170515537262">
                <text:p>37.170515537262</text:p>
              </table:table-cell>
              <table:table-cell office:value-type="float" office:value="2385984.36500425">
                <text:p>2385984.365004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.1979877948761">
                <text:p>37.1979877948761</text:p>
              </table:table-cell>
              <table:table-cell office:value-type="float" office:value="2389028.26705546">
                <text:p>2389028.267055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2254674434662">
                <text:p>37.2254674434662</text:p>
              </table:table-cell>
              <table:table-cell office:value-type="float" office:value="2388385.70969477">
                <text:p>2388385.709694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2529625892639">
                <text:p>37.2529625892639</text:p>
              </table:table-cell>
              <table:table-cell office:value-type="float" office:value="2387039.53355358">
                <text:p>2387039.533553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2804441452026">
                <text:p>37.2804441452026</text:p>
              </table:table-cell>
              <table:table-cell office:value-type="float" office:value="2388219.94454566">
                <text:p>2388219.944545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3079299926758">
                <text:p>37.3079299926758</text:p>
              </table:table-cell>
              <table:table-cell office:value-type="float" office:value="2387847.05707644">
                <text:p>2387847.057076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3354198932648">
                <text:p>37.3354198932648</text:p>
              </table:table-cell>
              <table:table-cell office:value-type="float" office:value="2387494.99248055">
                <text:p>2387494.992480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3629012107849">
                <text:p>37.3629012107849</text:p>
              </table:table-cell>
              <table:table-cell office:value-type="float" office:value="2388240.66393094">
                <text:p>2388240.66393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3904206752777">
                <text:p>37.3904206752777</text:p>
              </table:table-cell>
              <table:table-cell office:value-type="float" office:value="2384930.12889755">
                <text:p>2384930.128897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4179127216339">
                <text:p>37.4179127216339</text:p>
              </table:table-cell>
              <table:table-cell office:value-type="float" office:value="2387308.64736796">
                <text:p>2387308.64736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4454216957092">
                <text:p>37.4454216957092</text:p>
              </table:table-cell>
              <table:table-cell office:value-type="float" office:value="2385839.61075047">
                <text:p>2385839.61075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4729254245758">
                <text:p>37.4729254245758</text:p>
              </table:table-cell>
              <table:table-cell office:value-type="float" office:value="2386294.6118465">
                <text:p>2386294.6118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5004861354828">
                <text:p>37.5004861354828</text:p>
              </table:table-cell>
              <table:table-cell office:value-type="float" office:value="2381360.92430665">
                <text:p>2381360.924306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5279750823975">
                <text:p>37.5279750823975</text:p>
              </table:table-cell>
              <table:table-cell office:value-type="float" office:value="2387577.82186874">
                <text:p>2387577.821868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.5554730892181">
                <text:p>37.5554730892181</text:p>
              </table:table-cell>
              <table:table-cell office:value-type="float" office:value="2386791.17464777">
                <text:p>2386791.174647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582973241806">
                <text:p>37.582973241806</text:p>
              </table:table-cell>
              <table:table-cell office:value-type="float" office:value="2386604.93938133">
                <text:p>2386604.939381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6104829311371">
                <text:p>37.6104829311371</text:p>
              </table:table-cell>
              <table:table-cell office:value-type="float" office:value="2385777.57858975">
                <text:p>2385777.578589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6379981040955">
                <text:p>37.6379981040955</text:p>
              </table:table-cell>
              <table:table-cell office:value-type="float" office:value="2385302.10583413">
                <text:p>2385302.10583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665513753891">
                <text:p>37.665513753891</text:p>
              </table:table-cell>
              <table:table-cell office:value-type="float" office:value="2385260.76933341">
                <text:p>2385260.76933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6945366859436">
                <text:p>37.6945366859436</text:p>
              </table:table-cell>
              <table:table-cell office:value-type="float" office:value="2261384.20063911">
                <text:p>2261384.200639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7325923442841">
                <text:p>37.7325923442841</text:p>
              </table:table-cell>
              <table:table-cell office:value-type="float" office:value="1724631.83826284">
                <text:p>1724631.83826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8954861164093">
                <text:p>37.8954861164093</text:p>
              </table:table-cell>
              <table:table-cell office:value-type="float" office:value="402912.886992006">
                <text:p>402912.886992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9334013462067">
                <text:p>37.9334013462067</text:p>
              </table:table-cell>
              <table:table-cell office:value-type="float" office:value="1731019.44392183">
                <text:p>1731019.44392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.0966391563416">
                <text:p>38.0966391563416</text:p>
              </table:table-cell>
              <table:table-cell office:value-type="float" office:value="402063.712725419">
                <text:p>402063.7127254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1345818042755">
                <text:p>38.1345818042755</text:p>
              </table:table-cell>
              <table:table-cell office:value-type="float" office:value="1729768.573723">
                <text:p>1729768.5737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1971402168274">
                <text:p>38.1971402168274</text:p>
              </table:table-cell>
              <table:table-cell office:value-type="float" office:value="1049131.48084714">
                <text:p>1049131.48084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3070814609528">
                <text:p>38.3070814609528</text:p>
              </table:table-cell>
              <table:table-cell office:value-type="float" office:value="596973.415410505">
                <text:p>596973.415410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3980882167816">
                <text:p>38.3980882167816</text:p>
              </table:table-cell>
              <table:table-cell office:value-type="float" office:value="721177.229121584">
                <text:p>721177.2291215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4993970394135">
                <text:p>38.4993970394135</text:p>
              </table:table-cell>
              <table:table-cell office:value-type="float" office:value="647840.911531582">
                <text:p>647840.9115315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5989897251129">
                <text:p>38.5989897251129</text:p>
              </table:table-cell>
              <table:table-cell office:value-type="float" office:value="659004.218422779">
                <text:p>659004.2184227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7004201412201">
                <text:p>38.7004201412201</text:p>
              </table:table-cell>
              <table:table-cell office:value-type="float" office:value="647064.288197823">
                <text:p>647064.2881978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7642879486084">
                <text:p>38.7642879486084</text:p>
              </table:table-cell>
              <table:table-cell office:value-type="float" office:value="1027622.56422815">
                <text:p>1027622.56422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9013288021088">
                <text:p>38.9013288021088</text:p>
              </table:table-cell>
              <table:table-cell office:value-type="float" office:value="478922.878277496">
                <text:p>478922.8782774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9655621051788">
                <text:p>38.9655621051788</text:p>
              </table:table-cell>
              <table:table-cell office:value-type="float" office:value="1021775.26085504">
                <text:p>1021775.26085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.1023643016815">
                <text:p>39.1023643016815</text:p>
              </table:table-cell>
              <table:table-cell office:value-type="float" office:value="479758.378723923">
                <text:p>479758.3787239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.1668033599854">
                <text:p>39.1668033599854</text:p>
              </table:table-cell>
              <table:table-cell office:value-type="float" office:value="1018512.71150708">
                <text:p>1018512.711507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.3032484054565">
                <text:p>39.3032484054565</text:p>
              </table:table-cell>
              <table:table-cell office:value-type="float" office:value="481014.167816429">
                <text:p>481014.1678164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.3410491943359">
                <text:p>39.3410491943359</text:p>
              </table:table-cell>
              <table:table-cell office:value-type="float" office:value="1736260.06085223">
                <text:p>1736260.06085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4031312465668">
                <text:p>39.4031312465668</text:p>
              </table:table-cell>
              <table:table-cell office:value-type="float" office:value="1057181.54670476">
                <text:p>1057181.54670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5041551589966">
                <text:p>39.5041551589966</text:p>
              </table:table-cell>
              <table:table-cell office:value-type="float" office:value="649667.9689138">
                <text:p>649667.9689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5424821376801">
                <text:p>39.5424821376801</text:p>
              </table:table-cell>
              <table:table-cell office:value-type="float" office:value="1712423.00474635">
                <text:p>1712423.00474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6452825069427">
                <text:p>39.6452825069427</text:p>
              </table:table-cell>
              <table:table-cell office:value-type="float" office:value="638441.286453792">
                <text:p>638441.2864537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051134109497">
                <text:p>39.7051134109497</text:p>
              </table:table-cell>
              <table:table-cell office:value-type="float" office:value="1096958.18723326">
                <text:p>1096958.187233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7693359851837">
                <text:p>39.7693359851837</text:p>
              </table:table-cell>
              <table:table-cell office:value-type="float" office:value="1021945.95565191">
                <text:p>1021945.95565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8384292125702">
                <text:p>39.8384292125702</text:p>
              </table:table-cell>
              <table:table-cell office:value-type="float" office:value="949904.968729943">
                <text:p>949904.968729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9156041145325">
                <text:p>39.9156041145325</text:p>
              </table:table-cell>
              <table:table-cell office:value-type="float" office:value="850431.919331469">
                <text:p>850431.9193314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9800207614899">
                <text:p>39.9800207614899</text:p>
              </table:table-cell>
              <table:table-cell office:value-type="float" office:value="1018867.06464878">
                <text:p>1018867.064648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0573909282684">
                <text:p>40.0573909282684</text:p>
              </table:table-cell>
              <table:table-cell office:value-type="float" office:value="848285.621353778">
                <text:p>848285.6213537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0962753295898">
                <text:p>40.0962753295898</text:p>
              </table:table-cell>
              <table:table-cell office:value-type="float" office:value="1687874.7716211">
                <text:p>1687874.77162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1474335193634">
                <text:p>40.1474335193634</text:p>
              </table:table-cell>
              <table:table-cell office:value-type="float" office:value="1282922.64230821">
                <text:p>1282922.642308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.2159285545349">
                <text:p>40.2159285545349</text:p>
              </table:table-cell>
              <table:table-cell office:value-type="float" office:value="958200.836537424">
                <text:p>958200.8365374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2884924411774">
                <text:p>40.2884924411774</text:p>
              </table:table-cell>
              <table:table-cell office:value-type="float" office:value="904471.949296052">
                <text:p>904471.9492960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3489501476288">
                <text:p>40.3489501476288</text:p>
              </table:table-cell>
              <table:table-cell office:value-type="float" office:value="1085585.34308181">
                <text:p>1085585.343081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421484708786">
                <text:p>40.421484708786</text:p>
              </table:table-cell>
              <table:table-cell office:value-type="float" office:value="904837.62433932">
                <text:p>904837.624339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4941232204437">
                <text:p>40.4941232204437</text:p>
              </table:table-cell>
              <table:table-cell office:value-type="float" office:value="903542.742027387">
                <text:p>903542.7420273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5547351837158">
                <text:p>40.5547351837158</text:p>
              </table:table-cell>
              <table:table-cell office:value-type="float" office:value="1082822.53959288">
                <text:p>1082822.539592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6273896694183">
                <text:p>40.6273896694183</text:p>
              </table:table-cell>
              <table:table-cell office:value-type="float" office:value="903344.086265116">
                <text:p>903344.086265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997971534729">
                <text:p>40.6997971534729</text:p>
              </table:table-cell>
              <table:table-cell office:value-type="float" office:value="906425.638964896">
                <text:p>906425.6389648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604365348816">
                <text:p>40.7604365348816</text:p>
              </table:table-cell>
              <table:table-cell office:value-type="float" office:value="1082332.94066211">
                <text:p>1082332.94066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329989910126">
                <text:p>40.8329989910126</text:p>
              </table:table-cell>
              <table:table-cell office:value-type="float" office:value="904489.780245705">
                <text:p>904489.7802457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055948257446">
                <text:p>40.9055948257446</text:p>
              </table:table-cell>
              <table:table-cell office:value-type="float" office:value="904073.907852172">
                <text:p>904073.9078521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.9662141799927">
                <text:p>40.9662141799927</text:p>
              </table:table-cell>
              <table:table-cell office:value-type="float" office:value="1082690.51714807">
                <text:p>1082690.517148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0387122631073">
                <text:p>41.0387122631073</text:p>
              </table:table-cell>
              <table:table-cell office:value-type="float" office:value="905292.901278944">
                <text:p>905292.9012789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0993912220001">
                <text:p>41.0993912220001</text:p>
              </table:table-cell>
              <table:table-cell office:value-type="float" office:value="1081626.99554431">
                <text:p>1081626.995544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1234679222107">
                <text:p>41.1234679222107</text:p>
              </table:table-cell>
              <table:table-cell office:value-type="float" office:value="2725954.94507105">
                <text:p>2725954.94507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208075761795">
                <text:p>41.208075761795</text:p>
              </table:table-cell>
              <table:table-cell office:value-type="float" office:value="775720.078924454">
                <text:p>775720.0789244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281994342804">
                <text:p>41.281994342804</text:p>
              </table:table-cell>
              <table:table-cell office:value-type="float" office:value="887895.832200673">
                <text:p>887895.8322006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3491928577423">
                <text:p>41.3491928577423</text:p>
              </table:table-cell>
              <table:table-cell office:value-type="float" office:value="976688.250628878">
                <text:p>976688.250628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4298348426819">
                <text:p>41.4298348426819</text:p>
              </table:table-cell>
              <table:table-cell office:value-type="float" office:value="813868.855648554">
                <text:p>813868.8556485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5105850696564">
                <text:p>41.5105850696564</text:p>
              </table:table-cell>
              <table:table-cell office:value-type="float" office:value="812777.90117836">
                <text:p>812777.901178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577739238739">
                <text:p>41.577739238739</text:p>
              </table:table-cell>
              <table:table-cell office:value-type="float" office:value="977333.215443878">
                <text:p>977333.2154438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6584975719452">
                <text:p>41.6584975719452</text:p>
              </table:table-cell>
              <table:table-cell office:value-type="float" office:value="812696.317449258">
                <text:p>812696.3174492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.739137172699">
                <text:p>41.739137172699</text:p>
              </table:table-cell>
              <table:table-cell office:value-type="float" office:value="813892.918448261">
                <text:p>813892.9184482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8062925338745">
                <text:p>41.8062925338745</text:p>
              </table:table-cell>
              <table:table-cell office:value-type="float" office:value="977315.866538858">
                <text:p>977315.8665388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8870100975037">
                <text:p>41.8870100975037</text:p>
              </table:table-cell>
              <table:table-cell office:value-type="float" office:value="813106.801656457">
                <text:p>813106.8016564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9676671028137">
                <text:p>41.9676671028137</text:p>
              </table:table-cell>
              <table:table-cell office:value-type="float" office:value="813717.292722436">
                <text:p>813717.2927224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0349323749542">
                <text:p>42.0349323749542</text:p>
              </table:table-cell>
              <table:table-cell office:value-type="float" office:value="975718.939528092">
                <text:p>975718.9395280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1025478839874">
                <text:p>42.1025478839874</text:p>
              </table:table-cell>
              <table:table-cell office:value-type="float" office:value="970664.880564175">
                <text:p>970664.8805641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1306390762329">
                <text:p>42.1306390762329</text:p>
              </table:table-cell>
              <table:table-cell office:value-type="float" office:value="2336390.68881288">
                <text:p>2336390.688812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1856348514557">
                <text:p>42.1856348514557</text:p>
              </table:table-cell>
              <table:table-cell office:value-type="float" office:value="1193400.76095184">
                <text:p>1193400.760951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2516765594482">
                <text:p>42.2516765594482</text:p>
              </table:table-cell>
              <table:table-cell office:value-type="float" office:value="993796.223553154">
                <text:p>993796.2235531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3176169395447">
                <text:p>42.3176169395447</text:p>
              </table:table-cell>
              <table:table-cell office:value-type="float" office:value="995323.349729186">
                <text:p>995323.3497291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3725671768189">
                <text:p>42.3725671768189</text:p>
              </table:table-cell>
              <table:table-cell office:value-type="float" office:value="1194389.74708215">
                <text:p>1194389.74708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4386489391327">
                <text:p>42.4386489391327</text:p>
              </table:table-cell>
              <table:table-cell office:value-type="float" office:value="993193.8511006">
                <text:p>993193.8511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.5045959949493">
                <text:p>42.5045959949493</text:p>
              </table:table-cell>
              <table:table-cell office:value-type="float" office:value="995222.594659475">
                <text:p>995222.594659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.5595600605011">
                <text:p>42.5595600605011</text:p>
              </table:table-cell>
              <table:table-cell office:value-type="float" office:value="1194089.2534268">
                <text:p>1194089.25342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.6254785060883">
                <text:p>42.6254785060883</text:p>
              </table:table-cell>
              <table:table-cell office:value-type="float" office:value="995654.545785982">
                <text:p>995654.5457859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.6915965080261">
                <text:p>42.6915965080261</text:p>
              </table:table-cell>
              <table:table-cell office:value-type="float" office:value="992649.476335916">
                <text:p>992649.4763359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.7465925216675">
                <text:p>42.7465925216675</text:p>
              </table:table-cell>
              <table:table-cell office:value-type="float" office:value="1193395.58732388">
                <text:p>1193395.587323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.812602519989">
                <text:p>42.812602519989</text:p>
              </table:table-cell>
              <table:table-cell office:value-type="float" office:value="994273.620191717">
                <text:p>994273.6201917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.8700416088104">
                <text:p>42.8700416088104</text:p>
              </table:table-cell>
              <table:table-cell office:value-type="float" office:value="1142636.51020061">
                <text:p>1142636.510200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.33283162117">
                <text:p>47.33283162117</text:p>
              </table:table-cell>
              <table:table-cell office:value-type="float" office:value="14706.4952234439">
                <text:p>14706.4952234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